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legreya Sans" svg:font-family="'alegrey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24">
      <style:table-cell-properties fo:background-color="#ffffff" style:text-align-source="fix" style:repeat-content="fals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9" style:family="table-cell" style:parent-style-name="Default" style:data-style-name="N124">
      <style:table-cell-properties fo:background-color="#ffffff" style:text-align-source="fix" style:repeat-content="false"/>
      <style:paragraph-properties fo:text-align="center" fo:margin-left="0pt"/>
      <style:text-properties style:font-name="Alegreya Sans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EXCLUDED</text:p>
          </table:table-cell>
          <table:table-cell table:style-name="ce2" office:value-type="string" calcext:value-type="string">
            <text:p>N-GRAM SIZE</text:p>
          </table:table-cell>
          <table:table-cell table:style-name="ce3" office:value-type="string" calcext:value-type="string">
            <text:p>N-GRAM TARGET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VEC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SV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% LOSS TO BEST</text:p>
          </table:table-cell>
          <table:table-cell table:style-name="ce13" table:number-columns-repeated="101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4275" calcext:value-type="float">
            <text:p>4275</text:p>
          </table:table-cell>
          <table:table-cell office:value-type="float" office:value="0.730974632843792" calcext:value-type="float">
            <text:p>0.730974632843792</text:p>
          </table:table-cell>
          <table:table-cell office:value-type="float" office:value="2627" calcext:value-type="float">
            <text:p>2627</text:p>
          </table:table-cell>
          <table:table-cell table:formula="of:=100*(1-[.H2]/0.901535380507343)" office:value-type="float" office:value="18.9189189189189" calcext:value-type="float">
            <text:p>18.9189189189189</text:p>
          </table:table-cell>
          <table:table-cell table:number-columns-repeated="101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11" calcext:value-type="float">
            <text:p>2611</text:p>
          </table:table-cell>
          <table:table-cell office:value-type="float" office:value="0.850801068090788" calcext:value-type="float">
            <text:p>0.850801068090788</text:p>
          </table:table-cell>
          <table:table-cell office:value-type="float" office:value="1593" calcext:value-type="float">
            <text:p>1593</text:p>
          </table:table-cell>
          <table:table-cell table:formula="of:=100*(1-[.H3]/0.901535380507343)" office:value-type="float" office:value="5.62754535357271" calcext:value-type="float">
            <text:p>5.62754535357271</text:p>
          </table:table-cell>
          <table:table-cell table:number-columns-repeated="101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348" calcext:value-type="float">
            <text:p>2348</text:p>
          </table:table-cell>
          <table:table-cell office:value-type="float" office:value="0.865153538050734" calcext:value-type="float">
            <text:p>0.865153538050734</text:p>
          </table:table-cell>
          <table:table-cell office:value-type="float" office:value="1317" calcext:value-type="float">
            <text:p>1317</text:p>
          </table:table-cell>
          <table:table-cell table:formula="of:=100*(1-[.H4]/0.901535380507343)" office:value-type="float" office:value="4.0355423917068" calcext:value-type="float">
            <text:p>4.0355423917068</text:p>
          </table:table-cell>
          <table:table-cell table:number-columns-repeated="101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361" calcext:value-type="float">
            <text:p>2361</text:p>
          </table:table-cell>
          <table:table-cell office:value-type="float" office:value="0.878170894526035" calcext:value-type="float">
            <text:p>0.878170894526035</text:p>
          </table:table-cell>
          <table:table-cell office:value-type="float" office:value="9433073" calcext:value-type="float">
            <text:p>9433073</text:p>
          </table:table-cell>
          <table:table-cell table:formula="of:=100*(1-[.H5]/0.91154873164219)" office:value-type="float" office:value="3.66166239472722" calcext:value-type="float">
            <text:p>3.6616623947272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966" calcext:value-type="float">
            <text:p>2966</text:p>
          </table:table-cell>
          <table:table-cell office:value-type="float" office:value="0.815086782376502" calcext:value-type="float">
            <text:p>0.815086782376502</text:p>
          </table:table-cell>
          <table:table-cell office:value-type="float" office:value="6906" calcext:value-type="float">
            <text:p>6906</text:p>
          </table:table-cell>
          <table:table-cell table:formula="of:=100*(1-[.H6]/0.845126835781041)" office:value-type="float" office:value="3.5545023696682" calcext:value-type="float">
            <text:p>3.554502369668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3" calcext:value-type="float">
            <text:p>274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88284" calcext:value-type="float">
            <text:p>88284</text:p>
          </table:table-cell>
          <table:table-cell table:formula="of:=100*(1-[.H7]/0.871161548731642)" office:value-type="float" office:value="3.10344827586205" calcext:value-type="float">
            <text:p>3.10344827586205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71" calcext:value-type="float">
            <text:p>4771</text:p>
          </table:table-cell>
          <table:table-cell office:value-type="float" office:value="0.672563417890521" calcext:value-type="float">
            <text:p>0.672563417890521</text:p>
          </table:table-cell>
          <table:table-cell office:value-type="float" office:value="713601" calcext:value-type="float">
            <text:p>713601</text:p>
          </table:table-cell>
          <table:table-cell table:formula="of:=100*(1-[.H8]/0.691588785046729)" office:value-type="float" office:value="2.7509652509652" calcext:value-type="float">
            <text:p>2.7509652509652</text:p>
          </table:table-cell>
          <table:table-cell table:number-columns-repeated="101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172" calcext:value-type="float">
            <text:p>5172</text:p>
          </table:table-cell>
          <table:table-cell office:value-type="float" office:value="0.645527369826435" calcext:value-type="float">
            <text:p>0.645527369826435</text:p>
          </table:table-cell>
          <table:table-cell office:value-type="float" office:value="3614" calcext:value-type="float">
            <text:p>3614</text:p>
          </table:table-cell>
          <table:table-cell table:formula="of:=100*(1-[.H9]/0.662883845126836)" office:value-type="float" office:value="2.61832829808667" calcext:value-type="float">
            <text:p>2.618328298086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92" calcext:value-type="float">
            <text:p>2892</text:p>
          </table:table-cell>
          <table:table-cell office:value-type="float" office:value="0.836448598130841" calcext:value-type="float">
            <text:p>0.836448598130841</text:p>
          </table:table-cell>
          <table:table-cell office:value-type="float" office:value="3347297" calcext:value-type="float">
            <text:p>3347297</text:p>
          </table:table-cell>
          <table:table-cell table:formula="of:=100*(1-[.H10]/0.856809078771695)" office:value-type="float" office:value="2.37631476431628" calcext:value-type="float">
            <text:p>2.3763147643162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731" calcext:value-type="float">
            <text:p>2731</text:p>
          </table:table-cell>
          <table:table-cell office:value-type="float" office:value="0.825100133511348" calcext:value-type="float">
            <text:p>0.825100133511348</text:p>
          </table:table-cell>
          <table:table-cell office:value-type="float" office:value="12045" calcext:value-type="float">
            <text:p>12045</text:p>
          </table:table-cell>
          <table:table-cell table:formula="of:=100*(1-[.H11]/0.845126835781041)" office:value-type="float" office:value="2.36966824644551" calcext:value-type="float">
            <text:p>2.36966824644551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84" calcext:value-type="float">
            <text:p>5084</text:p>
          </table:table-cell>
          <table:table-cell office:value-type="float" office:value="0.648531375166889" calcext:value-type="float">
            <text:p>0.648531375166889</text:p>
          </table:table-cell>
          <table:table-cell office:value-type="float" office:value="3229" calcext:value-type="float">
            <text:p>3229</text:p>
          </table:table-cell>
          <table:table-cell table:formula="of:=100*(1-[.H12]/0.662883845126836)" office:value-type="float" office:value="2.1651560926486" calcext:value-type="float">
            <text:p>2.165156092648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61" calcext:value-type="float">
            <text:p>2761</text:p>
          </table:table-cell>
          <table:table-cell office:value-type="float" office:value="0.839118825100134" calcext:value-type="float">
            <text:p>0.839118825100134</text:p>
          </table:table-cell>
          <table:table-cell office:value-type="float" office:value="3504082" calcext:value-type="float">
            <text:p>3504082</text:p>
          </table:table-cell>
          <table:table-cell table:formula="of:=100*(1-[.H13]/0.856809078771695)" office:value-type="float" office:value="2.06466692637308" calcext:value-type="float">
            <text:p>2.0646669263730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46" calcext:value-type="float">
            <text:p>2746</text:p>
          </table:table-cell>
          <table:table-cell office:value-type="float" office:value="0.841121495327103" calcext:value-type="float">
            <text:p>0.841121495327103</text:p>
          </table:table-cell>
          <table:table-cell office:value-type="float" office:value="1723183" calcext:value-type="float">
            <text:p>1723183</text:p>
          </table:table-cell>
          <table:table-cell table:formula="of:=100*(1-[.H14]/0.856809078771695)" office:value-type="float" office:value="1.83093104791576" calcext:value-type="float">
            <text:p>1.83093104791576</text:p>
          </table:table-cell>
          <table:table-cell table:number-columns-repeated="101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5" calcext:value-type="float">
            <text:p>4725</text:p>
          </table:table-cell>
          <table:table-cell office:value-type="float" office:value="0.679906542056075" calcext:value-type="float">
            <text:p>0.679906542056075</text:p>
          </table:table-cell>
          <table:table-cell office:value-type="float" office:value="743747" calcext:value-type="float">
            <text:p>743747</text:p>
          </table:table-cell>
          <table:table-cell table:formula="of:=100*(1-[.H15]/0.691588785046729)" office:value-type="float" office:value="1.68918918918917" calcext:value-type="float">
            <text:p>1.68918918918917</text:p>
          </table:table-cell>
          <table:table-cell table:number-columns-repeated="101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697" calcext:value-type="float">
            <text:p>4697</text:p>
          </table:table-cell>
          <table:table-cell office:value-type="float" office:value="0.679906542056075" calcext:value-type="float">
            <text:p>0.679906542056075</text:p>
          </table:table-cell>
          <table:table-cell office:value-type="float" office:value="1580801" calcext:value-type="float">
            <text:p>1580801</text:p>
          </table:table-cell>
          <table:table-cell table:formula="of:=100*(1-[.H16]/0.691588785046729)" office:value-type="float" office:value="1.68918918918917" calcext:value-type="float">
            <text:p>1.68918918918917</text:p>
          </table:table-cell>
          <table:table-cell table:number-columns-repeated="101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018" calcext:value-type="float">
            <text:p>2018</text:p>
          </table:table-cell>
          <table:table-cell office:value-type="float" office:value="0.886515353805073" calcext:value-type="float">
            <text:p>0.886515353805073</text:p>
          </table:table-cell>
          <table:table-cell office:value-type="float" office:value="1110" calcext:value-type="float">
            <text:p>1110</text:p>
          </table:table-cell>
          <table:table-cell table:formula="of:=100*(1-[.H17]/0.901535380507343)" office:value-type="float" office:value="1.66604961125513" calcext:value-type="float">
            <text:p>1.666049611255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85" calcext:value-type="float">
            <text:p>4785</text:p>
          </table:table-cell>
          <table:table-cell office:value-type="float" office:value="0.680574098798398" calcext:value-type="float">
            <text:p>0.680574098798398</text:p>
          </table:table-cell>
          <table:table-cell office:value-type="float" office:value="1053641" calcext:value-type="float">
            <text:p>1053641</text:p>
          </table:table-cell>
          <table:table-cell table:formula="of:=100*(1-[.H18]/0.691588785046729)" office:value-type="float" office:value="1.59266409266408" calcext:value-type="float">
            <text:p>1.5926640926640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41" calcext:value-type="float">
            <text:p>4741</text:p>
          </table:table-cell>
          <table:table-cell office:value-type="float" office:value="0.680574098798398" calcext:value-type="float">
            <text:p>0.680574098798398</text:p>
          </table:table-cell>
          <table:table-cell office:value-type="float" office:value="2138329" calcext:value-type="float">
            <text:p>2138329</text:p>
          </table:table-cell>
          <table:table-cell table:formula="of:=100*(1-[.H19]/0.691588785046729)" office:value-type="float" office:value="1.59266409266408" calcext:value-type="float">
            <text:p>1.59266409266408</text:p>
          </table:table-cell>
          <table:table-cell table:number-columns-repeated="101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5" calcext:value-type="float">
            <text:p>4735</text:p>
          </table:table-cell>
          <table:table-cell office:value-type="float" office:value="0.680907877169559" calcext:value-type="float">
            <text:p>0.680907877169559</text:p>
          </table:table-cell>
          <table:table-cell office:value-type="float" office:value="1121886" calcext:value-type="float">
            <text:p>1121886</text:p>
          </table:table-cell>
          <table:table-cell table:formula="of:=100*(1-[.H20]/0.691588785046729)" office:value-type="float" office:value="1.54440154440161" calcext:value-type="float">
            <text:p>1.5444015444016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840" calcext:value-type="float">
            <text:p>2840</text:p>
          </table:table-cell>
          <table:table-cell office:value-type="float" office:value="0.832443257676903" calcext:value-type="float">
            <text:p>0.832443257676903</text:p>
          </table:table-cell>
          <table:table-cell office:value-type="float" office:value="7586" calcext:value-type="float">
            <text:p>7586</text:p>
          </table:table-cell>
          <table:table-cell table:formula="of:=100*(1-[.H21]/0.845126835781041)" office:value-type="float" office:value="1.50078988941538" calcext:value-type="float">
            <text:p>1.5007898894153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0.832109479305741" calcext:value-type="float">
            <text:p>0.832109479305741</text:p>
          </table:table-cell>
          <table:table-cell office:value-type="float" office:value="108210" calcext:value-type="float">
            <text:p>108210</text:p>
          </table:table-cell>
          <table:table-cell table:formula="of:=100*(1-[.H22]/0.844125500667557)" office:value-type="float" office:value="1.42348754448401" calcext:value-type="float">
            <text:p>1.42348754448401</text:p>
          </table:table-cell>
          <table:table-cell table:number-columns-repeated="101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89" calcext:value-type="float">
            <text:p>1889</text:p>
          </table:table-cell>
          <table:table-cell office:value-type="float" office:value="0.889185580774366" calcext:value-type="float">
            <text:p>0.889185580774366</text:p>
          </table:table-cell>
          <table:table-cell office:value-type="float" office:value="1095" calcext:value-type="float">
            <text:p>1095</text:p>
          </table:table-cell>
          <table:table-cell table:formula="of:=100*(1-[.H23]/0.901535380507343)" office:value-type="float" office:value="1.3698630136986" calcext:value-type="float">
            <text:p>1.36986301369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44" calcext:value-type="float">
            <text:p>1744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6463787" calcext:value-type="float">
            <text:p>6463787</text:p>
          </table:table-cell>
          <table:table-cell table:formula="of:=100*(1-[.H24]/0.91154873164219)" office:value-type="float" office:value="1.31819846210181" calcext:value-type="float">
            <text:p>1.31819846210181</text:p>
          </table:table-cell>
          <table:table-cell table:number-columns-repeated="101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847" calcext:value-type="float">
            <text:p>4847</text:p>
          </table:table-cell>
          <table:table-cell office:value-type="float" office:value="0.682910547396529" calcext:value-type="float">
            <text:p>0.682910547396529</text:p>
          </table:table-cell>
          <table:table-cell office:value-type="float" office:value="2304226" calcext:value-type="float">
            <text:p>2304226</text:p>
          </table:table-cell>
          <table:table-cell table:formula="of:=100*(1-[.H25]/0.691588785046729)" office:value-type="float" office:value="1.25482625482622" calcext:value-type="float">
            <text:p>1.254826254826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2" calcext:value-type="float">
            <text:p>4702</text:p>
          </table:table-cell>
          <table:table-cell office:value-type="float" office:value="0.683578104138852" calcext:value-type="float">
            <text:p>0.683578104138852</text:p>
          </table:table-cell>
          <table:table-cell office:value-type="float" office:value="1319700" calcext:value-type="float">
            <text:p>1319700</text:p>
          </table:table-cell>
          <table:table-cell table:formula="of:=100*(1-[.H26]/0.691588785046729)" office:value-type="float" office:value="1.15830115830114" calcext:value-type="float">
            <text:p>1.158301158301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0" calcext:value-type="float">
            <text:p>4730</text:p>
          </table:table-cell>
          <table:table-cell office:value-type="float" office:value="0.683578104138852" calcext:value-type="float">
            <text:p>0.683578104138852</text:p>
          </table:table-cell>
          <table:table-cell office:value-type="float" office:value="999263" calcext:value-type="float">
            <text:p>999263</text:p>
          </table:table-cell>
          <table:table-cell table:formula="of:=100*(1-[.H27]/0.691588785046729)" office:value-type="float" office:value="1.15830115830114" calcext:value-type="float">
            <text:p>1.158301158301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57" calcext:value-type="float">
            <text:p>4757</text:p>
          </table:table-cell>
          <table:table-cell office:value-type="float" office:value="0.683578104138852" calcext:value-type="float">
            <text:p>0.683578104138852</text:p>
          </table:table-cell>
          <table:table-cell office:value-type="float" office:value="987077" calcext:value-type="float">
            <text:p>987077</text:p>
          </table:table-cell>
          <table:table-cell table:formula="of:=100*(1-[.H28]/0.691588785046729)" office:value-type="float" office:value="1.15830115830114" calcext:value-type="float">
            <text:p>1.1583011583011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03" calcext:value-type="float">
            <text:p>2803</text:p>
          </table:table-cell>
          <table:table-cell office:value-type="float" office:value="0.834445927903872" calcext:value-type="float">
            <text:p>0.834445927903872</text:p>
          </table:table-cell>
          <table:table-cell office:value-type="float" office:value="102691" calcext:value-type="float">
            <text:p>102691</text:p>
          </table:table-cell>
          <table:table-cell table:formula="of:=100*(1-[.H29]/0.844125500667557)" office:value-type="float" office:value="1.14669829972326" calcext:value-type="float">
            <text:p>1.14669829972326</text:p>
          </table:table-cell>
          <table:table-cell table:number-columns-repeated="101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91" calcext:value-type="float">
            <text:p>1891</text:p>
          </table:table-cell>
          <table:table-cell office:value-type="float" office:value="0.891522029372497" calcext:value-type="float">
            <text:p>0.891522029372497</text:p>
          </table:table-cell>
          <table:table-cell office:value-type="float" office:value="1027" calcext:value-type="float">
            <text:p>1027</text:p>
          </table:table-cell>
          <table:table-cell table:formula="of:=100*(1-[.H30]/0.901535380507343)" office:value-type="float" office:value="1.11069974083667" calcext:value-type="float">
            <text:p>1.1106997408366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2" calcext:value-type="float">
            <text:p>4702</text:p>
          </table:table-cell>
          <table:table-cell office:value-type="float" office:value="0.683911882510013" calcext:value-type="float">
            <text:p>0.683911882510013</text:p>
          </table:table-cell>
          <table:table-cell office:value-type="float" office:value="1268079" calcext:value-type="float">
            <text:p>1268079</text:p>
          </table:table-cell>
          <table:table-cell table:formula="of:=100*(1-[.H31]/0.691588785046729)" office:value-type="float" office:value="1.11003861003867" calcext:value-type="float">
            <text:p>1.11003861003867</text:p>
          </table:table-cell>
          <table:table-cell table:number-columns-repeated="101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1" calcext:value-type="float">
            <text:p>4711</text:p>
          </table:table-cell>
          <table:table-cell office:value-type="float" office:value="0.684245660881175" calcext:value-type="float">
            <text:p>0.684245660881175</text:p>
          </table:table-cell>
          <table:table-cell office:value-type="float" office:value="1202575" calcext:value-type="float">
            <text:p>1202575</text:p>
          </table:table-cell>
          <table:table-cell table:formula="of:=100*(1-[.H32]/0.691588785046729)" office:value-type="float" office:value="1.06177606177605" calcext:value-type="float">
            <text:p>1.0617760617760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37" calcext:value-type="float">
            <text:p>2637</text:p>
          </table:table-cell>
          <table:table-cell office:value-type="float" office:value="0.848130841121495" calcext:value-type="float">
            <text:p>0.848130841121495</text:p>
          </table:table-cell>
          <table:table-cell office:value-type="float" office:value="2521044" calcext:value-type="float">
            <text:p>2521044</text:p>
          </table:table-cell>
          <table:table-cell table:formula="of:=100*(1-[.H33]/0.856809078771695)" office:value-type="float" office:value="1.01285547331513" calcext:value-type="float">
            <text:p>1.012855473315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70" calcext:value-type="float">
            <text:p>4970</text:p>
          </table:table-cell>
          <table:table-cell office:value-type="float" office:value="0.656208277703605" calcext:value-type="float">
            <text:p>0.656208277703605</text:p>
          </table:table-cell>
          <table:table-cell office:value-type="float" office:value="3417" calcext:value-type="float">
            <text:p>3417</text:p>
          </table:table-cell>
          <table:table-cell table:formula="of:=100*(1-[.H34]/0.662883845126836)" office:value-type="float" office:value="1.00704934541793" calcext:value-type="float">
            <text:p>1.0070493454179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72" calcext:value-type="float">
            <text:p>4772</text:p>
          </table:table-cell>
          <table:table-cell office:value-type="float" office:value="0.684913217623498" calcext:value-type="float">
            <text:p>0.684913217623498</text:p>
          </table:table-cell>
          <table:table-cell office:value-type="float" office:value="1553083" calcext:value-type="float">
            <text:p>1553083</text:p>
          </table:table-cell>
          <table:table-cell table:formula="of:=100*(1-[.H35]/0.691588785046729)" office:value-type="float" office:value="0.965250965250963" calcext:value-type="float">
            <text:p>0.96525096525096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84" calcext:value-type="float">
            <text:p>2784</text:p>
          </table:table-cell>
          <table:table-cell office:value-type="float" office:value="0.83611481975968" calcext:value-type="float">
            <text:p>0.83611481975968</text:p>
          </table:table-cell>
          <table:table-cell office:value-type="float" office:value="113263" calcext:value-type="float">
            <text:p>113263</text:p>
          </table:table-cell>
          <table:table-cell table:formula="of:=100*(1-[.H36]/0.844125500667557)" office:value-type="float" office:value="0.948991696322699" calcext:value-type="float">
            <text:p>0.948991696322699</text:p>
          </table:table-cell>
          <table:table-cell table:number-columns-repeated="101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62" calcext:value-type="float">
            <text:p>1762</text:p>
          </table:table-cell>
          <table:table-cell office:value-type="float" office:value="0.903204272363151" calcext:value-type="float">
            <text:p>0.903204272363151</text:p>
          </table:table-cell>
          <table:table-cell office:value-type="float" office:value="9375337" calcext:value-type="float">
            <text:p>9375337</text:p>
          </table:table-cell>
          <table:table-cell table:formula="of:=100*(1-[.H37]/0.91154873164219)" office:value-type="float" office:value="0.915415598681824" calcext:value-type="float">
            <text:p>0.9154155986818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699" calcext:value-type="float">
            <text:p>4699</text:p>
          </table:table-cell>
          <table:table-cell office:value-type="float" office:value="0.685580774365821" calcext:value-type="float">
            <text:p>0.685580774365821</text:p>
          </table:table-cell>
          <table:table-cell office:value-type="float" office:value="1349762" calcext:value-type="float">
            <text:p>1349762</text:p>
          </table:table-cell>
          <table:table-cell table:formula="of:=100*(1-[.H38]/0.691588785046729)" office:value-type="float" office:value="0.868725868725884" calcext:value-type="float">
            <text:p>0.86872586872588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2" calcext:value-type="float">
            <text:p>4702</text:p>
          </table:table-cell>
          <table:table-cell office:value-type="float" office:value="0.685580774365821" calcext:value-type="float">
            <text:p>0.685580774365821</text:p>
          </table:table-cell>
          <table:table-cell office:value-type="float" office:value="938819" calcext:value-type="float">
            <text:p>938819</text:p>
          </table:table-cell>
          <table:table-cell table:formula="of:=100*(1-[.H39]/0.691588785046729)" office:value-type="float" office:value="0.868725868725884" calcext:value-type="float">
            <text:p>0.868725868725884</text:p>
          </table:table-cell>
          <table:table-cell table:number-columns-repeated="101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51" calcext:value-type="float">
            <text:p>4751</text:p>
          </table:table-cell>
          <table:table-cell office:value-type="float" office:value="0.685580774365821" calcext:value-type="float">
            <text:p>0.685580774365821</text:p>
          </table:table-cell>
          <table:table-cell office:value-type="float" office:value="1341095" calcext:value-type="float">
            <text:p>1341095</text:p>
          </table:table-cell>
          <table:table-cell table:formula="of:=100*(1-[.H40]/0.691588785046729)" office:value-type="float" office:value="0.868725868725884" calcext:value-type="float">
            <text:p>0.86872586872588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49" calcext:value-type="float">
            <text:p>2649</text:p>
          </table:table-cell>
          <table:table-cell office:value-type="float" office:value="0.849465954606142" calcext:value-type="float">
            <text:p>0.849465954606142</text:p>
          </table:table-cell>
          <table:table-cell office:value-type="float" office:value="2581237" calcext:value-type="float">
            <text:p>2581237</text:p>
          </table:table-cell>
          <table:table-cell table:formula="of:=100*(1-[.H41]/0.856809078771695)" office:value-type="float" office:value="0.857031554343468" calcext:value-type="float">
            <text:p>0.857031554343468</text:p>
          </table:table-cell>
          <table:table-cell table:number-columns-repeated="101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14" calcext:value-type="float">
            <text:p>1714</text:p>
          </table:table-cell>
          <table:table-cell office:value-type="float" office:value="0.903871829105474" calcext:value-type="float">
            <text:p>0.903871829105474</text:p>
          </table:table-cell>
          <table:table-cell office:value-type="float" office:value="8718380" calcext:value-type="float">
            <text:p>8718380</text:p>
          </table:table-cell>
          <table:table-cell table:formula="of:=100*(1-[.H42]/0.91154873164219)" office:value-type="float" office:value="0.84218235078729" calcext:value-type="float">
            <text:p>0.84218235078729</text:p>
          </table:table-cell>
          <table:table-cell table:number-columns-repeated="101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4" calcext:value-type="float">
            <text:p>4724</text:p>
          </table:table-cell>
          <table:table-cell office:value-type="float" office:value="0.685914552736983" calcext:value-type="float">
            <text:p>0.685914552736983</text:p>
          </table:table-cell>
          <table:table-cell office:value-type="float" office:value="994726" calcext:value-type="float">
            <text:p>994726</text:p>
          </table:table-cell>
          <table:table-cell table:formula="of:=100*(1-[.H43]/0.691588785046729)" office:value-type="float" office:value="0.820463320463261" calcext:value-type="float">
            <text:p>0.82046332046326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7" calcext:value-type="float">
            <text:p>2147</text:p>
          </table:table-cell>
          <table:table-cell office:value-type="float" office:value="0.86415220293725" calcext:value-type="float">
            <text:p>0.86415220293725</text:p>
          </table:table-cell>
          <table:table-cell office:value-type="float" office:value="132057" calcext:value-type="float">
            <text:p>132057</text:p>
          </table:table-cell>
          <table:table-cell table:formula="of:=100*(1-[.H44]/0.871161548731642)" office:value-type="float" office:value="0.804597701149368" calcext:value-type="float">
            <text:p>0.80459770114936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02" calcext:value-type="float">
            <text:p>2302</text:p>
          </table:table-cell>
          <table:table-cell office:value-type="float" office:value="0.86415220293725" calcext:value-type="float">
            <text:p>0.86415220293725</text:p>
          </table:table-cell>
          <table:table-cell office:value-type="float" office:value="106099" calcext:value-type="float">
            <text:p>106099</text:p>
          </table:table-cell>
          <table:table-cell table:formula="of:=100*(1-[.H45]/0.871161548731642)" office:value-type="float" office:value="0.804597701149368" calcext:value-type="float">
            <text:p>0.80459770114936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 office:value-type="float" office:value="0.86415220293725" calcext:value-type="float">
            <text:p>0.86415220293725</text:p>
          </table:table-cell>
          <table:table-cell office:value-type="float" office:value="176152" calcext:value-type="float">
            <text:p>176152</text:p>
          </table:table-cell>
          <table:table-cell table:formula="of:=100*(1-[.H46]/0.871161548731642)" office:value-type="float" office:value="0.804597701149368" calcext:value-type="float">
            <text:p>0.80459770114936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74" calcext:value-type="float">
            <text:p>2674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7279" calcext:value-type="float">
            <text:p>7279</text:p>
          </table:table-cell>
          <table:table-cell table:formula="of:=100*(1-[.H47]/0.845126835781041)" office:value-type="float" office:value="0.789889415481837" calcext:value-type="float">
            <text:p>0.789889415481837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760" calcext:value-type="float">
            <text:p>2760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7791" calcext:value-type="float">
            <text:p>7791</text:p>
          </table:table-cell>
          <table:table-cell table:formula="of:=100*(1-[.H48]/0.845126835781041)" office:value-type="float" office:value="0.789889415481837" calcext:value-type="float">
            <text:p>0.789889415481837</text:p>
          </table:table-cell>
          <table:table-cell table:number-columns-repeated="101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58" calcext:value-type="float">
            <text:p>4758</text:p>
          </table:table-cell>
          <table:table-cell office:value-type="float" office:value="0.686248331108144" calcext:value-type="float">
            <text:p>0.686248331108144</text:p>
          </table:table-cell>
          <table:table-cell office:value-type="float" office:value="1408330" calcext:value-type="float">
            <text:p>1408330</text:p>
          </table:table-cell>
          <table:table-cell table:formula="of:=100*(1-[.H49]/0.691588785046729)" office:value-type="float" office:value="0.772200772200793" calcext:value-type="float">
            <text:p>0.772200772200793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71" calcext:value-type="float">
            <text:p>4771</text:p>
          </table:table-cell>
          <table:table-cell office:value-type="float" office:value="0.686248331108144" calcext:value-type="float">
            <text:p>0.686248331108144</text:p>
          </table:table-cell>
          <table:table-cell office:value-type="float" office:value="1393032" calcext:value-type="float">
            <text:p>1393032</text:p>
          </table:table-cell>
          <table:table-cell table:formula="of:=100*(1-[.H50]/0.691588785046729)" office:value-type="float" office:value="0.772200772200793" calcext:value-type="float">
            <text:p>0.772200772200793</text:p>
          </table:table-cell>
          <table:table-cell table:number-columns-repeated="101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4" calcext:value-type="float">
            <text:p>4724</text:p>
          </table:table-cell>
          <table:table-cell office:value-type="float" office:value="0.686248331108144" calcext:value-type="float">
            <text:p>0.686248331108144</text:p>
          </table:table-cell>
          <table:table-cell office:value-type="float" office:value="1567012" calcext:value-type="float">
            <text:p>1567012</text:p>
          </table:table-cell>
          <table:table-cell table:formula="of:=100*(1-[.H51]/0.691588785046729)" office:value-type="float" office:value="0.772200772200793" calcext:value-type="float">
            <text:p>0.772200772200793</text:p>
          </table:table-cell>
          <table:table-cell table:number-columns-repeated="101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47" calcext:value-type="float">
            <text:p>4947</text:p>
          </table:table-cell>
          <table:table-cell office:value-type="float" office:value="0.657877169559413" calcext:value-type="float">
            <text:p>0.657877169559413</text:p>
          </table:table-cell>
          <table:table-cell office:value-type="float" office:value="3871" calcext:value-type="float">
            <text:p>3871</text:p>
          </table:table-cell>
          <table:table-cell table:formula="of:=100*(1-[.H52]/0.662883845126836)" office:value-type="float" office:value="0.755287009063421" calcext:value-type="float">
            <text:p>0.75528700906342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4" calcext:value-type="float">
            <text:p>2954</text:p>
          </table:table-cell>
          <table:table-cell office:value-type="float" office:value="0.837783711615487" calcext:value-type="float">
            <text:p>0.837783711615487</text:p>
          </table:table-cell>
          <table:table-cell office:value-type="float" office:value="125202" calcext:value-type="float">
            <text:p>125202</text:p>
          </table:table-cell>
          <table:table-cell table:formula="of:=100*(1-[.H53]/0.844125500667557)" office:value-type="float" office:value="0.751285092922138" calcext:value-type="float">
            <text:p>0.7512850929221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86" calcext:value-type="float">
            <text:p>1686</text:p>
          </table:table-cell>
          <table:table-cell office:value-type="float" office:value="0.904873164218959" calcext:value-type="float">
            <text:p>0.904873164218959</text:p>
          </table:table-cell>
          <table:table-cell office:value-type="float" office:value="9528442" calcext:value-type="float">
            <text:p>9528442</text:p>
          </table:table-cell>
          <table:table-cell table:formula="of:=100*(1-[.H54]/0.91154873164219)" office:value-type="float" office:value="0.732332478945441" calcext:value-type="float">
            <text:p>0.73233247894544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79" calcext:value-type="float">
            <text:p>2679</text:p>
          </table:table-cell>
          <table:table-cell office:value-type="float" office:value="0.839118825100134" calcext:value-type="float">
            <text:p>0.839118825100134</text:p>
          </table:table-cell>
          <table:table-cell office:value-type="float" office:value="6697" calcext:value-type="float">
            <text:p>6697</text:p>
          </table:table-cell>
          <table:table-cell table:formula="of:=100*(1-[.H55]/0.845126835781041)" office:value-type="float" office:value="0.710900473933551" calcext:value-type="float">
            <text:p>0.71090047393355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8" calcext:value-type="float">
            <text:p>2148</text:p>
          </table:table-cell>
          <table:table-cell office:value-type="float" office:value="0.865153538050734" calcext:value-type="float">
            <text:p>0.865153538050734</text:p>
          </table:table-cell>
          <table:table-cell office:value-type="float" office:value="134650" calcext:value-type="float">
            <text:p>134650</text:p>
          </table:table-cell>
          <table:table-cell table:formula="of:=100*(1-[.H56]/0.871161548731642)" office:value-type="float" office:value="0.689655172413817" calcext:value-type="float">
            <text:p>0.689655172413817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73" calcext:value-type="float">
            <text:p>2773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79708" calcext:value-type="float">
            <text:p>79708</text:p>
          </table:table-cell>
          <table:table-cell table:formula="of:=100*(1-[.H57]/0.844125500667557)" office:value-type="float" office:value="0.672202451561932" calcext:value-type="float">
            <text:p>0.6722024515619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92" calcext:value-type="float">
            <text:p>2792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148709" calcext:value-type="float">
            <text:p>148709</text:p>
          </table:table-cell>
          <table:table-cell table:formula="of:=100*(1-[.H58]/0.844125500667557)" office:value-type="float" office:value="0.672202451561932" calcext:value-type="float">
            <text:p>0.67220245156193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63" calcext:value-type="float">
            <text:p>2663</text:p>
          </table:table-cell>
          <table:table-cell office:value-type="float" office:value="0.851134846461949" calcext:value-type="float">
            <text:p>0.851134846461949</text:p>
          </table:table-cell>
          <table:table-cell office:value-type="float" office:value="2562353" calcext:value-type="float">
            <text:p>2562353</text:p>
          </table:table-cell>
          <table:table-cell table:formula="of:=100*(1-[.H59]/0.856809078771695)" office:value-type="float" office:value="0.662251655629109" calcext:value-type="float">
            <text:p>0.6622516556291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2" calcext:value-type="float">
            <text:p>1692</text:p>
          </table:table-cell>
          <table:table-cell office:value-type="float" office:value="0.905540720961282" calcext:value-type="float">
            <text:p>0.905540720961282</text:p>
          </table:table-cell>
          <table:table-cell office:value-type="float" office:value="7105739" calcext:value-type="float">
            <text:p>7105739</text:p>
          </table:table-cell>
          <table:table-cell table:formula="of:=100*(1-[.H60]/0.91154873164219)" office:value-type="float" office:value="0.659099231050908" calcext:value-type="float">
            <text:p>0.65909923105090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0.865487316421896" calcext:value-type="float">
            <text:p>0.865487316421896</text:p>
          </table:table-cell>
          <table:table-cell office:value-type="float" office:value="174381" calcext:value-type="float">
            <text:p>174381</text:p>
          </table:table-cell>
          <table:table-cell table:formula="of:=100*(1-[.H61]/0.871161548731642)" office:value-type="float" office:value="0.651340996168548" calcext:value-type="float">
            <text:p>0.65134099616854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6" calcext:value-type="float">
            <text:p>2146</text:p>
          </table:table-cell>
          <table:table-cell office:value-type="float" office:value="0.865487316421896" calcext:value-type="float">
            <text:p>0.865487316421896</text:p>
          </table:table-cell>
          <table:table-cell office:value-type="float" office:value="151553" calcext:value-type="float">
            <text:p>151553</text:p>
          </table:table-cell>
          <table:table-cell table:formula="of:=100*(1-[.H62]/0.871161548731642)" office:value-type="float" office:value="0.651340996168548" calcext:value-type="float">
            <text:p>0.65134099616854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24" calcext:value-type="float">
            <text:p>2824</text:p>
          </table:table-cell>
          <table:table-cell office:value-type="float" office:value="0.838785046728972" calcext:value-type="float">
            <text:p>0.838785046728972</text:p>
          </table:table-cell>
          <table:table-cell office:value-type="float" office:value="59449" calcext:value-type="float">
            <text:p>59449</text:p>
          </table:table-cell>
          <table:table-cell table:formula="of:=100*(1-[.H63]/0.844125500667557)" office:value-type="float" office:value="0.632661130881818" calcext:value-type="float">
            <text:p>0.632661130881818</text:p>
          </table:table-cell>
          <table:table-cell table:number-columns-repeated="101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921" calcext:value-type="float">
            <text:p>1921</text:p>
          </table:table-cell>
          <table:table-cell office:value-type="float" office:value="0.895861148197597" calcext:value-type="float">
            <text:p>0.895861148197597</text:p>
          </table:table-cell>
          <table:table-cell office:value-type="float" office:value="1198" calcext:value-type="float">
            <text:p>1198</text:p>
          </table:table-cell>
          <table:table-cell table:formula="of:=100*(1-[.H64]/0.901535380507343)" office:value-type="float" office:value="0.629396519807435" calcext:value-type="float">
            <text:p>0.629396519807435</text:p>
          </table:table-cell>
          <table:table-cell table:number-columns-repeated="101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7" calcext:value-type="float">
            <text:p>4737</text:p>
          </table:table-cell>
          <table:table-cell office:value-type="float" office:value="0.687249666221629" calcext:value-type="float">
            <text:p>0.687249666221629</text:p>
          </table:table-cell>
          <table:table-cell office:value-type="float" office:value="1325887" calcext:value-type="float">
            <text:p>1325887</text:p>
          </table:table-cell>
          <table:table-cell table:formula="of:=100*(1-[.H65]/0.691588785046729)" office:value-type="float" office:value="0.627413127413101" calcext:value-type="float">
            <text:p>0.627413127413101</text:p>
          </table:table-cell>
          <table:table-cell table:number-columns-repeated="101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6" calcext:value-type="float">
            <text:p>4736</text:p>
          </table:table-cell>
          <table:table-cell office:value-type="float" office:value="0.687249666221629" calcext:value-type="float">
            <text:p>0.687249666221629</text:p>
          </table:table-cell>
          <table:table-cell office:value-type="float" office:value="1248447" calcext:value-type="float">
            <text:p>1248447</text:p>
          </table:table-cell>
          <table:table-cell table:formula="of:=100*(1-[.H66]/0.691588785046729)" office:value-type="float" office:value="0.627413127413101" calcext:value-type="float">
            <text:p>0.627413127413101</text:p>
          </table:table-cell>
          <table:table-cell table:number-columns-repeated="101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7" calcext:value-type="float">
            <text:p>4937</text:p>
          </table:table-cell>
          <table:table-cell office:value-type="float" office:value="0.658878504672897" calcext:value-type="float">
            <text:p>0.658878504672897</text:p>
          </table:table-cell>
          <table:table-cell office:value-type="float" office:value="3858" calcext:value-type="float">
            <text:p>3858</text:p>
          </table:table-cell>
          <table:table-cell table:formula="of:=100*(1-[.H67]/0.662883845126836)" office:value-type="float" office:value="0.604229607250817" calcext:value-type="float">
            <text:p>0.604229607250817</text:p>
          </table:table-cell>
          <table:table-cell table:number-columns-repeated="101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690</text:p>
          </table:table-cell>
          <table:table-cell office:value-type="float" office:value="0.906208277703605" calcext:value-type="float">
            <text:p>0.906208277703605</text:p>
          </table:table-cell>
          <table:table-cell office:value-type="float" office:value="4303800" calcext:value-type="float">
            <text:p>4303800</text:p>
          </table:table-cell>
          <table:table-cell table:formula="of:=100*(1-[.H68]/0.91154873164219)" office:value-type="float" office:value="0.585865983156364" calcext:value-type="float">
            <text:p>0.585865983156364</text:p>
          </table:table-cell>
          <table:table-cell table:number-columns-repeated="101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6" calcext:value-type="float">
            <text:p>4716</text:p>
          </table:table-cell>
          <table:table-cell office:value-type="float" office:value="0.68758344459279" calcext:value-type="float">
            <text:p>0.68758344459279</text:p>
          </table:table-cell>
          <table:table-cell office:value-type="float" office:value="1190351" calcext:value-type="float">
            <text:p>1190351</text:p>
          </table:table-cell>
          <table:table-cell table:formula="of:=100*(1-[.H69]/0.691588785046729)" office:value-type="float" office:value="0.579150579150656" calcext:value-type="float">
            <text:p>0.57915057915065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9" calcext:value-type="float">
            <text:p>2139</text:p>
          </table:table-cell>
          <table:table-cell office:value-type="float" office:value="0.866154873164219" calcext:value-type="float">
            <text:p>0.866154873164219</text:p>
          </table:table-cell>
          <table:table-cell office:value-type="float" office:value="178976" calcext:value-type="float">
            <text:p>178976</text:p>
          </table:table-cell>
          <table:table-cell table:formula="of:=100*(1-[.H70]/0.871161548731642)" office:value-type="float" office:value="0.574712643678144" calcext:value-type="float">
            <text:p>0.57471264367814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4" calcext:value-type="float">
            <text:p>2144</text:p>
          </table:table-cell>
          <table:table-cell office:value-type="float" office:value="0.866154873164219" calcext:value-type="float">
            <text:p>0.866154873164219</text:p>
          </table:table-cell>
          <table:table-cell office:value-type="float" office:value="164778" calcext:value-type="float">
            <text:p>164778</text:p>
          </table:table-cell>
          <table:table-cell table:formula="of:=100*(1-[.H71]/0.871161548731642)" office:value-type="float" office:value="0.574712643678144" calcext:value-type="float">
            <text:p>0.574712643678144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232" calcext:value-type="float">
            <text:p>2232</text:p>
          </table:table-cell>
          <table:table-cell office:value-type="float" office:value="0.866154873164219" calcext:value-type="float">
            <text:p>0.866154873164219</text:p>
          </table:table-cell>
          <table:table-cell office:value-type="float" office:value="196522" calcext:value-type="float">
            <text:p>196522</text:p>
          </table:table-cell>
          <table:table-cell table:formula="of:=100*(1-[.H72]/0.871161548731642)" office:value-type="float" office:value="0.574712643678144" calcext:value-type="float">
            <text:p>0.574712643678144</text:p>
          </table:table-cell>
          <table:table-cell table:number-columns-repeated="101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5" calcext:value-type="float">
            <text:p>4935</text:p>
          </table:table-cell>
          <table:table-cell office:value-type="float" office:value="0.659212283044059" calcext:value-type="float">
            <text:p>0.659212283044059</text:p>
          </table:table-cell>
          <table:table-cell office:value-type="float" office:value="3863" calcext:value-type="float">
            <text:p>3863</text:p>
          </table:table-cell>
          <table:table-cell table:formula="of:=100*(1-[.H73]/0.662883845126836)" office:value-type="float" office:value="0.553877139979853" calcext:value-type="float">
            <text:p>0.553877139979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64" calcext:value-type="float">
            <text:p>4964</text:p>
          </table:table-cell>
          <table:table-cell office:value-type="float" office:value="0.659212283044059" calcext:value-type="float">
            <text:p>0.659212283044059</text:p>
          </table:table-cell>
          <table:table-cell office:value-type="float" office:value="3894" calcext:value-type="float">
            <text:p>3894</text:p>
          </table:table-cell>
          <table:table-cell table:formula="of:=100*(1-[.H74]/0.662883845126836)" office:value-type="float" office:value="0.553877139979853" calcext:value-type="float">
            <text:p>0.553877139979853</text:p>
          </table:table-cell>
          <table:table-cell table:number-columns-repeated="101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42" calcext:value-type="float">
            <text:p>4942</text:p>
          </table:table-cell>
          <table:table-cell office:value-type="float" office:value="0.659212283044059" calcext:value-type="float">
            <text:p>0.659212283044059</text:p>
          </table:table-cell>
          <table:table-cell office:value-type="float" office:value="3873" calcext:value-type="float">
            <text:p>3873</text:p>
          </table:table-cell>
          <table:table-cell table:formula="of:=100*(1-[.H75]/0.662883845126836)" office:value-type="float" office:value="0.553877139979853" calcext:value-type="float">
            <text:p>0.55387713997985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0.839452603471295" calcext:value-type="float">
            <text:p>0.839452603471295</text:p>
          </table:table-cell>
          <table:table-cell office:value-type="float" office:value="70136" calcext:value-type="float">
            <text:p>70136</text:p>
          </table:table-cell>
          <table:table-cell table:formula="of:=100*(1-[.H76]/0.844125500667557)" office:value-type="float" office:value="0.5535784895216" calcext:value-type="float">
            <text:p>0.5535784895216</text:p>
          </table:table-cell>
          <table:table-cell table:number-columns-repeated="101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7" calcext:value-type="float">
            <text:p>4717</text:p>
          </table:table-cell>
          <table:table-cell office:value-type="float" office:value="0.687917222963952" calcext:value-type="float">
            <text:p>0.687917222963952</text:p>
          </table:table-cell>
          <table:table-cell office:value-type="float" office:value="1371054" calcext:value-type="float">
            <text:p>1371054</text:p>
          </table:table-cell>
          <table:table-cell table:formula="of:=100*(1-[.H77]/0.691588785046729)" office:value-type="float" office:value="0.530888030888022" calcext:value-type="float">
            <text:p>0.5308880308880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4" calcext:value-type="float">
            <text:p>1854</text:p>
          </table:table-cell>
          <table:table-cell office:value-type="float" office:value="0.896862483311081" calcext:value-type="float">
            <text:p>0.896862483311081</text:p>
          </table:table-cell>
          <table:table-cell office:value-type="float" office:value="1118" calcext:value-type="float">
            <text:p>1118</text:p>
          </table:table-cell>
          <table:table-cell table:formula="of:=100*(1-[.H78]/0.901535380507343)" office:value-type="float" office:value="0.518326545723835" calcext:value-type="float">
            <text:p>0.51832654572383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54" calcext:value-type="float">
            <text:p>2754</text:p>
          </table:table-cell>
          <table:table-cell office:value-type="float" office:value="0.839786381842456" calcext:value-type="float">
            <text:p>0.839786381842456</text:p>
          </table:table-cell>
          <table:table-cell office:value-type="float" office:value="115454" calcext:value-type="float">
            <text:p>115454</text:p>
          </table:table-cell>
          <table:table-cell table:formula="of:=100*(1-[.H79]/0.844125500667557)" office:value-type="float" office:value="0.514037168841486" calcext:value-type="float">
            <text:p>0.51403716884148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98" calcext:value-type="float">
            <text:p>2798</text:p>
          </table:table-cell>
          <table:table-cell office:value-type="float" office:value="0.839786381842456" calcext:value-type="float">
            <text:p>0.839786381842456</text:p>
          </table:table-cell>
          <table:table-cell office:value-type="float" office:value="101334" calcext:value-type="float">
            <text:p>101334</text:p>
          </table:table-cell>
          <table:table-cell table:formula="of:=100*(1-[.H80]/0.844125500667557)" office:value-type="float" office:value="0.514037168841486" calcext:value-type="float">
            <text:p>0.51403716884148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0.866822429906542" calcext:value-type="float">
            <text:p>0.866822429906542</text:p>
          </table:table-cell>
          <table:table-cell office:value-type="float" office:value="138975" calcext:value-type="float">
            <text:p>138975</text:p>
          </table:table-cell>
          <table:table-cell table:formula="of:=100*(1-[.H81]/0.871161548731642)" office:value-type="float" office:value="0.498084291187728" calcext:value-type="float">
            <text:p>0.498084291187728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0.866822429906542" calcext:value-type="float">
            <text:p>0.866822429906542</text:p>
          </table:table-cell>
          <table:table-cell office:value-type="float" office:value="148476" calcext:value-type="float">
            <text:p>148476</text:p>
          </table:table-cell>
          <table:table-cell table:formula="of:=100*(1-[.H82]/0.871161548731642)" office:value-type="float" office:value="0.498084291187728" calcext:value-type="float">
            <text:p>0.498084291187728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0" calcext:value-type="float">
            <text:p>4710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047258" calcext:value-type="float">
            <text:p>1047258</text:p>
          </table:table-cell>
          <table:table-cell table:formula="of:=100*(1-[.H83]/0.691588785046729)" office:value-type="float" office:value="0.48262548262541" calcext:value-type="float">
            <text:p>0.48262548262541</text:p>
          </table:table-cell>
          <table:table-cell table:number-columns-repeated="101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5" calcext:value-type="float">
            <text:p>4715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036319" calcext:value-type="float">
            <text:p>1036319</text:p>
          </table:table-cell>
          <table:table-cell table:formula="of:=100*(1-[.H84]/0.691588785046729)" office:value-type="float" office:value="0.48262548262541" calcext:value-type="float">
            <text:p>0.48262548262541</text:p>
          </table:table-cell>
          <table:table-cell table:number-columns-repeated="101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8" calcext:value-type="float">
            <text:p>4718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181184" calcext:value-type="float">
            <text:p>1181184</text:p>
          </table:table-cell>
          <table:table-cell table:formula="of:=100*(1-[.H85]/0.691588785046729)" office:value-type="float" office:value="0.48262548262541" calcext:value-type="float">
            <text:p>0.48262548262541</text:p>
          </table:table-cell>
          <table:table-cell table:number-columns-repeated="101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0" calcext:value-type="float">
            <text:p>4730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2737654" calcext:value-type="float">
            <text:p>2737654</text:p>
          </table:table-cell>
          <table:table-cell table:formula="of:=100*(1-[.H86]/0.691588785046729)" office:value-type="float" office:value="0.48262548262541" calcext:value-type="float">
            <text:p>0.48262548262541</text:p>
          </table:table-cell>
          <table:table-cell table:number-columns-repeated="101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3" calcext:value-type="float">
            <text:p>4703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242101" calcext:value-type="float">
            <text:p>1242101</text:p>
          </table:table-cell>
          <table:table-cell table:formula="of:=100*(1-[.H87]/0.691588785046729)" office:value-type="float" office:value="0.48262548262541" calcext:value-type="float">
            <text:p>0.482625482625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94" calcext:value-type="float">
            <text:p>1894</text:p>
          </table:table-cell>
          <table:table-cell office:value-type="float" office:value="0.897196261682243" calcext:value-type="float">
            <text:p>0.897196261682243</text:p>
          </table:table-cell>
          <table:table-cell office:value-type="float" office:value="1241" calcext:value-type="float">
            <text:p>1241</text:p>
          </table:table-cell>
          <table:table-cell table:formula="of:=100*(1-[.H88]/0.901535380507343)" office:value-type="float" office:value="0.481303221029228" calcext:value-type="float">
            <text:p>0.48130322102922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0.867156208277704" calcext:value-type="float">
            <text:p>0.867156208277704</text:p>
          </table:table-cell>
          <table:table-cell office:value-type="float" office:value="145408" calcext:value-type="float">
            <text:p>145408</text:p>
          </table:table-cell>
          <table:table-cell table:formula="of:=100*(1-[.H89]/0.871161548731642)" office:value-type="float" office:value="0.459770114942459" calcext:value-type="float">
            <text:p>0.459770114942459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0.867156208277704" calcext:value-type="float">
            <text:p>0.867156208277704</text:p>
          </table:table-cell>
          <table:table-cell office:value-type="float" office:value="151252" calcext:value-type="float">
            <text:p>151252</text:p>
          </table:table-cell>
          <table:table-cell table:formula="of:=100*(1-[.H90]/0.871161548731642)" office:value-type="float" office:value="0.459770114942459" calcext:value-type="float">
            <text:p>0.459770114942459</text:p>
          </table:table-cell>
          <table:table-cell table:number-columns-repeated="101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44" calcext:value-type="float">
            <text:p>4944</text:p>
          </table:table-cell>
          <table:table-cell office:value-type="float" office:value="0.659879839786382" calcext:value-type="float">
            <text:p>0.659879839786382</text:p>
          </table:table-cell>
          <table:table-cell office:value-type="float" office:value="3880" calcext:value-type="float">
            <text:p>3880</text:p>
          </table:table-cell>
          <table:table-cell table:formula="of:=100*(1-[.H91]/0.662883845126836)" office:value-type="float" office:value="0.453172205438068" calcext:value-type="float">
            <text:p>0.453172205438068</text:p>
          </table:table-cell>
          <table:table-cell table:number-columns-repeated="101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43" calcext:value-type="float">
            <text:p>4943</text:p>
          </table:table-cell>
          <table:table-cell office:value-type="float" office:value="0.659879839786382" calcext:value-type="float">
            <text:p>0.659879839786382</text:p>
          </table:table-cell>
          <table:table-cell office:value-type="float" office:value="3847" calcext:value-type="float">
            <text:p>3847</text:p>
          </table:table-cell>
          <table:table-cell table:formula="of:=100*(1-[.H92]/0.662883845126836)" office:value-type="float" office:value="0.453172205438068" calcext:value-type="float">
            <text:p>0.453172205438068</text:p>
          </table:table-cell>
          <table:table-cell table:number-columns-repeated="101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42" calcext:value-type="float">
            <text:p>4942</text:p>
          </table:table-cell>
          <table:table-cell office:value-type="float" office:value="0.659879839786382" calcext:value-type="float">
            <text:p>0.659879839786382</text:p>
          </table:table-cell>
          <table:table-cell office:value-type="float" office:value="3875" calcext:value-type="float">
            <text:p>3875</text:p>
          </table:table-cell>
          <table:table-cell table:formula="of:=100*(1-[.H93]/0.662883845126836)" office:value-type="float" office:value="0.453172205438068" calcext:value-type="float">
            <text:p>0.45317220543806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63" calcext:value-type="float">
            <text:p>2763</text:p>
          </table:table-cell>
          <table:table-cell office:value-type="float" office:value="0.84045393858478" calcext:value-type="float">
            <text:p>0.84045393858478</text:p>
          </table:table-cell>
          <table:table-cell office:value-type="float" office:value="167069" calcext:value-type="float">
            <text:p>167069</text:p>
          </table:table-cell>
          <table:table-cell table:formula="of:=100*(1-[.H94]/0.844125500667557)" office:value-type="float" office:value="0.434954527481257" calcext:value-type="float">
            <text:p>0.43495452748125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0.84045393858478" calcext:value-type="float">
            <text:p>0.84045393858478</text:p>
          </table:table-cell>
          <table:table-cell office:value-type="float" office:value="95292" calcext:value-type="float">
            <text:p>95292</text:p>
          </table:table-cell>
          <table:table-cell table:formula="of:=100*(1-[.H95]/0.844125500667557)" office:value-type="float" office:value="0.434954527481257" calcext:value-type="float">
            <text:p>0.434954527481257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0.84045393858478" calcext:value-type="float">
            <text:p>0.84045393858478</text:p>
          </table:table-cell>
          <table:table-cell office:value-type="float" office:value="119158" calcext:value-type="float">
            <text:p>119158</text:p>
          </table:table-cell>
          <table:table-cell table:formula="of:=100*(1-[.H96]/0.844125500667557)" office:value-type="float" office:value="0.434954527481257" calcext:value-type="float">
            <text:p>0.43495452748125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02" calcext:value-type="float">
            <text:p>2602</text:p>
          </table:table-cell>
          <table:table-cell office:value-type="float" office:value="0.853137516688919" calcext:value-type="float">
            <text:p>0.853137516688919</text:p>
          </table:table-cell>
          <table:table-cell office:value-type="float" office:value="5263479" calcext:value-type="float">
            <text:p>5263479</text:p>
          </table:table-cell>
          <table:table-cell table:formula="of:=100*(1-[.H97]/0.856809078771695)" office:value-type="float" office:value="0.42851577717169" calcext:value-type="float">
            <text:p>0.42851577717169</text:p>
          </table:table-cell>
          <table:table-cell table:number-columns-repeated="101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4" calcext:value-type="float">
            <text:p>1854</text:p>
          </table:table-cell>
          <table:table-cell office:value-type="float" office:value="0.897863818424566" calcext:value-type="float">
            <text:p>0.897863818424566</text:p>
          </table:table-cell>
          <table:table-cell office:value-type="float" office:value="1086" calcext:value-type="float">
            <text:p>1086</text:p>
          </table:table-cell>
          <table:table-cell table:formula="of:=100*(1-[.H98]/0.901535380507343)" office:value-type="float" office:value="0.407256571640124" calcext:value-type="float">
            <text:p>0.407256571640124</text:p>
          </table:table-cell>
          <table:table-cell table:number-columns-repeated="101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63" calcext:value-type="float">
            <text:p>4963</text:p>
          </table:table-cell>
          <table:table-cell office:value-type="float" office:value="0.660213618157543" calcext:value-type="float">
            <text:p>0.660213618157543</text:p>
          </table:table-cell>
          <table:table-cell office:value-type="float" office:value="3881" calcext:value-type="float">
            <text:p>3881</text:p>
          </table:table-cell>
          <table:table-cell table:formula="of:=100*(1-[.H99]/0.662883845126836)" office:value-type="float" office:value="0.402819738167259" calcext:value-type="float">
            <text:p>0.402819738167259</text:p>
          </table:table-cell>
          <table:table-cell table:number-columns-repeated="101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9" calcext:value-type="float">
            <text:p>4939</text:p>
          </table:table-cell>
          <table:table-cell office:value-type="float" office:value="0.660213618157543" calcext:value-type="float">
            <text:p>0.660213618157543</text:p>
          </table:table-cell>
          <table:table-cell office:value-type="float" office:value="3843" calcext:value-type="float">
            <text:p>3843</text:p>
          </table:table-cell>
          <table:table-cell table:formula="of:=100*(1-[.H100]/0.662883845126836)" office:value-type="float" office:value="0.402819738167259" calcext:value-type="float">
            <text:p>0.402819738167259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81" calcext:value-type="float">
            <text:p>1681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3819602" calcext:value-type="float">
            <text:p>3819602</text:p>
          </table:table-cell>
          <table:table-cell table:formula="of:=100*(1-[.H101]/0.91154873164219)" office:value-type="float" office:value="0.402782863420081" calcext:value-type="float">
            <text:p>0.402782863420081</text:p>
          </table:table-cell>
          <table:table-cell table:number-columns-repeated="101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54" calcext:value-type="float">
            <text:p>1654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7041662" calcext:value-type="float">
            <text:p>7041662</text:p>
          </table:table-cell>
          <table:table-cell table:formula="of:=100*(1-[.H102]/0.91154873164219)" office:value-type="float" office:value="0.402782863420081" calcext:value-type="float">
            <text:p>0.402782863420081</text:p>
          </table:table-cell>
          <table:table-cell table:number-columns-repeated="101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5" calcext:value-type="float">
            <text:p>1665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7155569" calcext:value-type="float">
            <text:p>7155569</text:p>
          </table:table-cell>
          <table:table-cell table:formula="of:=100*(1-[.H103]/0.91154873164219)" office:value-type="float" office:value="0.402782863420081" calcext:value-type="float">
            <text:p>0.4027828634200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55" calcext:value-type="float">
            <text:p>1655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6898926" calcext:value-type="float">
            <text:p>6898926</text:p>
          </table:table-cell>
          <table:table-cell table:formula="of:=100*(1-[.H104]/0.91154873164219)" office:value-type="float" office:value="0.402782863420081" calcext:value-type="float">
            <text:p>0.40278286342008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1" calcext:value-type="float">
            <text:p>2741</text:p>
          </table:table-cell>
          <table:table-cell office:value-type="float" office:value="0.840787716955941" calcext:value-type="float">
            <text:p>0.840787716955941</text:p>
          </table:table-cell>
          <table:table-cell office:value-type="float" office:value="103298" calcext:value-type="float">
            <text:p>103298</text:p>
          </table:table-cell>
          <table:table-cell table:formula="of:=100*(1-[.H105]/0.844125500667557)" office:value-type="float" office:value="0.395413206801154" calcext:value-type="float">
            <text:p>0.39541320680115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1" calcext:value-type="float">
            <text:p>4721</text:p>
          </table:table-cell>
          <table:table-cell office:value-type="float" office:value="0.688918558077437" calcext:value-type="float">
            <text:p>0.688918558077437</text:p>
          </table:table-cell>
          <table:table-cell office:value-type="float" office:value="1092136" calcext:value-type="float">
            <text:p>1092136</text:p>
          </table:table-cell>
          <table:table-cell table:formula="of:=100*(1-[.H106]/0.691588785046729)" office:value-type="float" office:value="0.38610038610033" calcext:value-type="float">
            <text:p>0.38610038610033</text:p>
          </table:table-cell>
          <table:table-cell table:number-columns-repeated="101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9" calcext:value-type="float">
            <text:p>4719</text:p>
          </table:table-cell>
          <table:table-cell office:value-type="float" office:value="0.688918558077437" calcext:value-type="float">
            <text:p>0.688918558077437</text:p>
          </table:table-cell>
          <table:table-cell office:value-type="float" office:value="1374001" calcext:value-type="float">
            <text:p>1374001</text:p>
          </table:table-cell>
          <table:table-cell table:formula="of:=100*(1-[.H107]/0.691588785046729)" office:value-type="float" office:value="0.38610038610033" calcext:value-type="float">
            <text:p>0.386100386100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6" calcext:value-type="float">
            <text:p>4736</text:p>
          </table:table-cell>
          <table:table-cell office:value-type="float" office:value="0.688918558077437" calcext:value-type="float">
            <text:p>0.688918558077437</text:p>
          </table:table-cell>
          <table:table-cell office:value-type="float" office:value="1508867" calcext:value-type="float">
            <text:p>1508867</text:p>
          </table:table-cell>
          <table:table-cell table:formula="of:=100*(1-[.H108]/0.691588785046729)" office:value-type="float" office:value="0.38610038610033" calcext:value-type="float">
            <text:p>0.3861003861003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4" calcext:value-type="float">
            <text:p>2144</text:p>
          </table:table-cell>
          <table:table-cell office:value-type="float" office:value="0.867823765020027" calcext:value-type="float">
            <text:p>0.867823765020027</text:p>
          </table:table-cell>
          <table:table-cell office:value-type="float" office:value="168822" calcext:value-type="float">
            <text:p>168822</text:p>
          </table:table-cell>
          <table:table-cell table:formula="of:=100*(1-[.H109]/0.871161548731642)" office:value-type="float" office:value="0.383141762452044" calcext:value-type="float">
            <text:p>0.38314176245204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3" calcext:value-type="float">
            <text:p>2733</text:p>
          </table:table-cell>
          <table:table-cell office:value-type="float" office:value="0.841121495327103" calcext:value-type="float">
            <text:p>0.841121495327103</text:p>
          </table:table-cell>
          <table:table-cell office:value-type="float" office:value="90761" calcext:value-type="float">
            <text:p>90761</text:p>
          </table:table-cell>
          <table:table-cell table:formula="of:=100*(1-[.H110]/0.844125500667557)" office:value-type="float" office:value="0.35587188612104" calcext:value-type="float">
            <text:p>0.35587188612104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8" calcext:value-type="float">
            <text:p>2738</text:p>
          </table:table-cell>
          <table:table-cell office:value-type="float" office:value="0.841121495327103" calcext:value-type="float">
            <text:p>0.841121495327103</text:p>
          </table:table-cell>
          <table:table-cell office:value-type="float" office:value="94802" calcext:value-type="float">
            <text:p>94802</text:p>
          </table:table-cell>
          <table:table-cell table:formula="of:=100*(1-[.H111]/0.844125500667557)" office:value-type="float" office:value="0.35587188612104" calcext:value-type="float">
            <text:p>0.35587188612104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69" calcext:value-type="float">
            <text:p>2669</text:p>
          </table:table-cell>
          <table:table-cell office:value-type="float" office:value="0.842122830440587" calcext:value-type="float">
            <text:p>0.842122830440587</text:p>
          </table:table-cell>
          <table:table-cell office:value-type="float" office:value="8666" calcext:value-type="float">
            <text:p>8666</text:p>
          </table:table-cell>
          <table:table-cell table:formula="of:=100*(1-[.H112]/0.845126835781041)" office:value-type="float" office:value="0.355450236966826" calcext:value-type="float">
            <text:p>0.355450236966826</text:p>
          </table:table-cell>
          <table:table-cell table:number-columns-repeated="101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9" calcext:value-type="float">
            <text:p>4929</text:p>
          </table:table-cell>
          <table:table-cell office:value-type="float" office:value="0.660547396528705" calcext:value-type="float">
            <text:p>0.660547396528705</text:p>
          </table:table-cell>
          <table:table-cell office:value-type="float" office:value="3855" calcext:value-type="float">
            <text:p>3855</text:p>
          </table:table-cell>
          <table:table-cell table:formula="of:=100*(1-[.H113]/0.662883845126836)" office:value-type="float" office:value="0.352467270896295" calcext:value-type="float">
            <text:p>0.352467270896295</text:p>
          </table:table-cell>
          <table:table-cell table:number-columns-repeated="101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1" calcext:value-type="float">
            <text:p>4931</text:p>
          </table:table-cell>
          <table:table-cell office:value-type="float" office:value="0.660547396528705" calcext:value-type="float">
            <text:p>0.660547396528705</text:p>
          </table:table-cell>
          <table:table-cell office:value-type="float" office:value="3858" calcext:value-type="float">
            <text:p>3858</text:p>
          </table:table-cell>
          <table:table-cell table:formula="of:=100*(1-[.H114]/0.662883845126836)" office:value-type="float" office:value="0.352467270896295" calcext:value-type="float">
            <text:p>0.35246727089629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64329" calcext:value-type="float">
            <text:p>164329</text:p>
          </table:table-cell>
          <table:table-cell table:formula="of:=100*(1-[.H115]/0.871161548731642)" office:value-type="float" office:value="0.344827586206897" calcext:value-type="float">
            <text:p>0.34482758620689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88097" calcext:value-type="float">
            <text:p>188097</text:p>
          </table:table-cell>
          <table:table-cell table:formula="of:=100*(1-[.H116]/0.871161548731642)" office:value-type="float" office:value="0.344827586206897" calcext:value-type="float">
            <text:p>0.34482758620689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19459" calcext:value-type="float">
            <text:p>119459</text:p>
          </table:table-cell>
          <table:table-cell table:formula="of:=100*(1-[.H117]/0.871161548731642)" office:value-type="float" office:value="0.344827586206897" calcext:value-type="float">
            <text:p>0.344827586206897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3" calcext:value-type="float">
            <text:p>2133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42175" calcext:value-type="float">
            <text:p>142175</text:p>
          </table:table-cell>
          <table:table-cell table:formula="of:=100*(1-[.H118]/0.871161548731642)" office:value-type="float" office:value="0.344827586206897" calcext:value-type="float">
            <text:p>0.344827586206897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224659" calcext:value-type="float">
            <text:p>224659</text:p>
          </table:table-cell>
          <table:table-cell table:formula="of:=100*(1-[.H119]/0.871161548731642)" office:value-type="float" office:value="0.344827586206897" calcext:value-type="float">
            <text:p>0.344827586206897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04461" calcext:value-type="float">
            <text:p>104461</text:p>
          </table:table-cell>
          <table:table-cell table:formula="of:=100*(1-[.H120]/0.871161548731642)" office:value-type="float" office:value="0.344827586206897" calcext:value-type="float">
            <text:p>0.344827586206897</text:p>
          </table:table-cell>
          <table:table-cell table:number-columns-repeated="101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78" calcext:value-type="float">
            <text:p>1678</text:p>
          </table:table-cell>
          <table:table-cell office:value-type="float" office:value="0.908544726301736" calcext:value-type="float">
            <text:p>0.908544726301736</text:p>
          </table:table-cell>
          <table:table-cell office:value-type="float" office:value="5085537" calcext:value-type="float">
            <text:p>5085537</text:p>
          </table:table-cell>
          <table:table-cell table:formula="of:=100*(1-[.H121]/0.91154873164219)" office:value-type="float" office:value="0.329549615525437" calcext:value-type="float">
            <text:p>0.32954961552543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74" calcext:value-type="float">
            <text:p>2674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5843" calcext:value-type="float">
            <text:p>5843</text:p>
          </table:table-cell>
          <table:table-cell table:formula="of:=100*(1-[.H122]/0.845126835781041)" office:value-type="float" office:value="0.315955766192688" calcext:value-type="float">
            <text:p>0.315955766192688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80" calcext:value-type="float">
            <text:p>2680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8008" calcext:value-type="float">
            <text:p>8008</text:p>
          </table:table-cell>
          <table:table-cell table:formula="of:=100*(1-[.H123]/0.845126835781041)" office:value-type="float" office:value="0.315955766192688" calcext:value-type="float">
            <text:p>0.31595576619268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11" calcext:value-type="float">
            <text:p>2611</text:p>
          </table:table-cell>
          <table:table-cell office:value-type="float" office:value="0.854138851802403" calcext:value-type="float">
            <text:p>0.854138851802403</text:p>
          </table:table-cell>
          <table:table-cell office:value-type="float" office:value="2628721" calcext:value-type="float">
            <text:p>2628721</text:p>
          </table:table-cell>
          <table:table-cell table:formula="of:=100*(1-[.H124]/0.856809078771695)" office:value-type="float" office:value="0.311647837943074" calcext:value-type="float">
            <text:p>0.31164783794307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90232" calcext:value-type="float">
            <text:p>90232</text:p>
          </table:table-cell>
          <table:table-cell table:formula="of:=100*(1-[.H125]/0.871161548731642)" office:value-type="float" office:value="0.306513409961651" calcext:value-type="float">
            <text:p>0.30651340996165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3" calcext:value-type="float">
            <text:p>2133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118907" calcext:value-type="float">
            <text:p>118907</text:p>
          </table:table-cell>
          <table:table-cell table:formula="of:=100*(1-[.H126]/0.871161548731642)" office:value-type="float" office:value="0.306513409961651" calcext:value-type="float">
            <text:p>0.30651340996165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97099" calcext:value-type="float">
            <text:p>97099</text:p>
          </table:table-cell>
          <table:table-cell table:formula="of:=100*(1-[.H127]/0.871161548731642)" office:value-type="float" office:value="0.306513409961651" calcext:value-type="float">
            <text:p>0.30651340996165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136251" calcext:value-type="float">
            <text:p>136251</text:p>
          </table:table-cell>
          <table:table-cell table:formula="of:=100*(1-[.H128]/0.871161548731642)" office:value-type="float" office:value="0.306513409961651" calcext:value-type="float">
            <text:p>0.3065134099616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6" calcext:value-type="float">
            <text:p>4926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31" calcext:value-type="float">
            <text:p>3831</text:p>
          </table:table-cell>
          <table:table-cell table:formula="of:=100*(1-[.H129]/0.662883845126836)" office:value-type="float" office:value="0.302114803625331" calcext:value-type="float">
            <text:p>0.302114803625331</text:p>
          </table:table-cell>
          <table:table-cell table:number-columns-repeated="101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15" calcext:value-type="float">
            <text:p>4915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08" calcext:value-type="float">
            <text:p>3808</text:p>
          </table:table-cell>
          <table:table-cell table:formula="of:=100*(1-[.H130]/0.662883845126836)" office:value-type="float" office:value="0.302114803625331" calcext:value-type="float">
            <text:p>0.302114803625331</text:p>
          </table:table-cell>
          <table:table-cell table:number-columns-repeated="101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8" calcext:value-type="float">
            <text:p>4938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47" calcext:value-type="float">
            <text:p>3847</text:p>
          </table:table-cell>
          <table:table-cell table:formula="of:=100*(1-[.H131]/0.662883845126836)" office:value-type="float" office:value="0.302114803625331" calcext:value-type="float">
            <text:p>0.302114803625331</text:p>
          </table:table-cell>
          <table:table-cell table:number-columns-repeated="101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3" calcext:value-type="float">
            <text:p>4923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51" calcext:value-type="float">
            <text:p>3851</text:p>
          </table:table-cell>
          <table:table-cell table:formula="of:=100*(1-[.H132]/0.662883845126836)" office:value-type="float" office:value="0.302114803625331" calcext:value-type="float">
            <text:p>0.302114803625331</text:p>
          </table:table-cell>
          <table:table-cell table:number-columns-repeated="101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30" calcext:value-type="float">
            <text:p>1730</text:p>
          </table:table-cell>
          <table:table-cell office:value-type="float" office:value="0.908878504672897" calcext:value-type="float">
            <text:p>0.908878504672897</text:p>
          </table:table-cell>
          <table:table-cell office:value-type="float" office:value="5598028" calcext:value-type="float">
            <text:p>5598028</text:p>
          </table:table-cell>
          <table:table-cell table:formula="of:=100*(1-[.H133]/0.91154873164219)" office:value-type="float" office:value="0.292932991578232" calcext:value-type="float">
            <text:p>0.2929329915782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46" calcext:value-type="float">
            <text:p>4746</text:p>
          </table:table-cell>
          <table:table-cell office:value-type="float" office:value="0.68958611481976" calcext:value-type="float">
            <text:p>0.68958611481976</text:p>
          </table:table-cell>
          <table:table-cell office:value-type="float" office:value="1290685" calcext:value-type="float">
            <text:p>1290685</text:p>
          </table:table-cell>
          <table:table-cell table:formula="of:=100*(1-[.H134]/0.691588785046729)" office:value-type="float" office:value="0.289575289575261" calcext:value-type="float">
            <text:p>0.28957528957526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98398" calcext:value-type="float">
            <text:p>98398</text:p>
          </table:table-cell>
          <table:table-cell table:formula="of:=100*(1-[.H135]/0.844125500667557)" office:value-type="float" office:value="0.276789244760822" calcext:value-type="float">
            <text:p>0.27678924476082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2" calcext:value-type="float">
            <text:p>2742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145101" calcext:value-type="float">
            <text:p>145101</text:p>
          </table:table-cell>
          <table:table-cell table:formula="of:=100*(1-[.H136]/0.844125500667557)" office:value-type="float" office:value="0.276789244760822" calcext:value-type="float">
            <text:p>0.27678924476082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2" calcext:value-type="float">
            <text:p>2742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114690" calcext:value-type="float">
            <text:p>114690</text:p>
          </table:table-cell>
          <table:table-cell table:formula="of:=100*(1-[.H137]/0.844125500667557)" office:value-type="float" office:value="0.276789244760822" calcext:value-type="float">
            <text:p>0.27678924476082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54" calcext:value-type="float">
            <text:p>2754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135540" calcext:value-type="float">
            <text:p>135540</text:p>
          </table:table-cell>
          <table:table-cell table:formula="of:=100*(1-[.H138]/0.844125500667557)" office:value-type="float" office:value="0.276789244760822" calcext:value-type="float">
            <text:p>0.27678924476082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59" calcext:value-type="float">
            <text:p>2759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88262" calcext:value-type="float">
            <text:p>88262</text:p>
          </table:table-cell>
          <table:table-cell table:formula="of:=100*(1-[.H139]/0.844125500667557)" office:value-type="float" office:value="0.276789244760822" calcext:value-type="float">
            <text:p>0.27678924476082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9" calcext:value-type="float">
            <text:p>2659</text:p>
          </table:table-cell>
          <table:table-cell office:value-type="float" office:value="0.84279038718291" calcext:value-type="float">
            <text:p>0.84279038718291</text:p>
          </table:table-cell>
          <table:table-cell office:value-type="float" office:value="7737" calcext:value-type="float">
            <text:p>7737</text:p>
          </table:table-cell>
          <table:table-cell table:formula="of:=100*(1-[.H140]/0.845126835781041)" office:value-type="float" office:value="0.276461295418673" calcext:value-type="float">
            <text:p>0.27646129541867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32" calcext:value-type="float">
            <text:p>2632</text:p>
          </table:table-cell>
          <table:table-cell office:value-type="float" office:value="0.854472630173565" calcext:value-type="float">
            <text:p>0.854472630173565</text:p>
          </table:table-cell>
          <table:table-cell office:value-type="float" office:value="3044579" calcext:value-type="float">
            <text:p>3044579</text:p>
          </table:table-cell>
          <table:table-cell table:formula="of:=100*(1-[.H141]/0.856809078771695)" office:value-type="float" office:value="0.272691858200136" calcext:value-type="float">
            <text:p>0.27269185820013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11" calcext:value-type="float">
            <text:p>2611</text:p>
          </table:table-cell>
          <table:table-cell office:value-type="float" office:value="0.854472630173565" calcext:value-type="float">
            <text:p>0.854472630173565</text:p>
          </table:table-cell>
          <table:table-cell office:value-type="float" office:value="2432758" calcext:value-type="float">
            <text:p>2432758</text:p>
          </table:table-cell>
          <table:table-cell table:formula="of:=100*(1-[.H142]/0.856809078771695)" office:value-type="float" office:value="0.272691858200136" calcext:value-type="float">
            <text:p>0.27269185820013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35" calcext:value-type="float">
            <text:p>2635</text:p>
          </table:table-cell>
          <table:table-cell office:value-type="float" office:value="0.854472630173565" calcext:value-type="float">
            <text:p>0.854472630173565</text:p>
          </table:table-cell>
          <table:table-cell office:value-type="float" office:value="3355577" calcext:value-type="float">
            <text:p>3355577</text:p>
          </table:table-cell>
          <table:table-cell table:formula="of:=100*(1-[.H143]/0.856809078771695)" office:value-type="float" office:value="0.272691858200136" calcext:value-type="float">
            <text:p>0.27269185820013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0.868825100133511" calcext:value-type="float">
            <text:p>0.868825100133511</text:p>
          </table:table-cell>
          <table:table-cell office:value-type="float" office:value="104575" calcext:value-type="float">
            <text:p>104575</text:p>
          </table:table-cell>
          <table:table-cell table:formula="of:=100*(1-[.H144]/0.871161548731642)" office:value-type="float" office:value="0.268199233716493" calcext:value-type="float">
            <text:p>0.26819923371649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0.868825100133511" calcext:value-type="float">
            <text:p>0.868825100133511</text:p>
          </table:table-cell>
          <table:table-cell office:value-type="float" office:value="100242" calcext:value-type="float">
            <text:p>100242</text:p>
          </table:table-cell>
          <table:table-cell table:formula="of:=100*(1-[.H145]/0.871161548731642)" office:value-type="float" office:value="0.268199233716493" calcext:value-type="float">
            <text:p>0.26819923371649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81" calcext:value-type="float">
            <text:p>1881</text:p>
          </table:table-cell>
          <table:table-cell office:value-type="float" office:value="0.899198931909212" calcext:value-type="float">
            <text:p>0.899198931909212</text:p>
          </table:table-cell>
          <table:table-cell office:value-type="float" office:value="1109" calcext:value-type="float">
            <text:p>1109</text:p>
          </table:table-cell>
          <table:table-cell table:formula="of:=100*(1-[.H146]/0.901535380507343)" office:value-type="float" office:value="0.259163272861918" calcext:value-type="float">
            <text:p>0.259163272861918</text:p>
          </table:table-cell>
          <table:table-cell table:number-columns-repeated="101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3" calcext:value-type="float">
            <text:p>1663</text:p>
          </table:table-cell>
          <table:table-cell office:value-type="float" office:value="0.909212283044059" calcext:value-type="float">
            <text:p>0.909212283044059</text:p>
          </table:table-cell>
          <table:table-cell office:value-type="float" office:value="7619225" calcext:value-type="float">
            <text:p>7619225</text:p>
          </table:table-cell>
          <table:table-cell table:formula="of:=100*(1-[.H147]/0.91154873164219)" office:value-type="float" office:value="0.256316367630904" calcext:value-type="float">
            <text:p>0.256316367630904</text:p>
          </table:table-cell>
          <table:table-cell table:number-columns-repeated="101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3" calcext:value-type="float">
            <text:p>4923</text:p>
          </table:table-cell>
          <table:table-cell office:value-type="float" office:value="0.661214953271028" calcext:value-type="float">
            <text:p>0.661214953271028</text:p>
          </table:table-cell>
          <table:table-cell office:value-type="float" office:value="3838" calcext:value-type="float">
            <text:p>3838</text:p>
          </table:table-cell>
          <table:table-cell table:formula="of:=100*(1-[.H148]/0.662883845126836)" office:value-type="float" office:value="0.251762336354522" calcext:value-type="float">
            <text:p>0.2517623363545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8" calcext:value-type="float">
            <text:p>4718</text:p>
          </table:table-cell>
          <table:table-cell office:value-type="float" office:value="0.689919893190921" calcext:value-type="float">
            <text:p>0.689919893190921</text:p>
          </table:table-cell>
          <table:table-cell office:value-type="float" office:value="1283286" calcext:value-type="float">
            <text:p>1283286</text:p>
          </table:table-cell>
          <table:table-cell table:formula="of:=100*(1-[.H149]/0.691588785046729)" office:value-type="float" office:value="0.241312741312771" calcext:value-type="float">
            <text:p>0.241312741312771</text:p>
          </table:table-cell>
          <table:table-cell table:number-columns-repeated="101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3" calcext:value-type="float">
            <text:p>4713</text:p>
          </table:table-cell>
          <table:table-cell office:value-type="float" office:value="0.689919893190921" calcext:value-type="float">
            <text:p>0.689919893190921</text:p>
          </table:table-cell>
          <table:table-cell office:value-type="float" office:value="1304007" calcext:value-type="float">
            <text:p>1304007</text:p>
          </table:table-cell>
          <table:table-cell table:formula="of:=100*(1-[.H150]/0.691588785046729)" office:value-type="float" office:value="0.241312741312771" calcext:value-type="float">
            <text:p>0.24131274131277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3" calcext:value-type="float">
            <text:p>2743</text:p>
          </table:table-cell>
          <table:table-cell office:value-type="float" office:value="0.842122830440587" calcext:value-type="float">
            <text:p>0.842122830440587</text:p>
          </table:table-cell>
          <table:table-cell office:value-type="float" office:value="85773" calcext:value-type="float">
            <text:p>85773</text:p>
          </table:table-cell>
          <table:table-cell table:formula="of:=100*(1-[.H151]/0.844125500667557)" office:value-type="float" office:value="0.237247924080719" calcext:value-type="float">
            <text:p>0.2372479240807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64" calcext:value-type="float">
            <text:p>2664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0393" calcext:value-type="float">
            <text:p>10393</text:p>
          </table:table-cell>
          <table:table-cell table:formula="of:=100*(1-[.H152]/0.845126835781041)" office:value-type="float" office:value="0.236966824644513" calcext:value-type="float">
            <text:p>0.23696682464451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91724" calcext:value-type="float">
            <text:p>91724</text:p>
          </table:table-cell>
          <table:table-cell table:formula="of:=100*(1-[.H153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58728" calcext:value-type="float">
            <text:p>158728</text:p>
          </table:table-cell>
          <table:table-cell table:formula="of:=100*(1-[.H154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0" calcext:value-type="float">
            <text:p>2130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34537" calcext:value-type="float">
            <text:p>134537</text:p>
          </table:table-cell>
          <table:table-cell table:formula="of:=100*(1-[.H155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67438" calcext:value-type="float">
            <text:p>167438</text:p>
          </table:table-cell>
          <table:table-cell table:formula="of:=100*(1-[.H156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6" calcext:value-type="float">
            <text:p>2126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84379" calcext:value-type="float">
            <text:p>84379</text:p>
          </table:table-cell>
          <table:table-cell table:formula="of:=100*(1-[.H157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85139" calcext:value-type="float">
            <text:p>185139</text:p>
          </table:table-cell>
          <table:table-cell table:formula="of:=100*(1-[.H158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12832" calcext:value-type="float">
            <text:p>112832</text:p>
          </table:table-cell>
          <table:table-cell table:formula="of:=100*(1-[.H159]/0.871161548731642)" office:value-type="float" office:value="0.229885057471224" calcext:value-type="float">
            <text:p>0.229885057471224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3" calcext:value-type="float">
            <text:p>1833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51" calcext:value-type="float">
            <text:p>1051</text:p>
          </table:table-cell>
          <table:table-cell table:formula="of:=100*(1-[.H160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3" calcext:value-type="float">
            <text:p>1843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54" calcext:value-type="float">
            <text:p>1054</text:p>
          </table:table-cell>
          <table:table-cell table:formula="of:=100*(1-[.H161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1" calcext:value-type="float">
            <text:p>1841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88" calcext:value-type="float">
            <text:p>1088</text:p>
          </table:table-cell>
          <table:table-cell table:formula="of:=100*(1-[.H162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90" calcext:value-type="float">
            <text:p>1090</text:p>
          </table:table-cell>
          <table:table-cell table:formula="of:=100*(1-[.H163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8" calcext:value-type="float">
            <text:p>1848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57" calcext:value-type="float">
            <text:p>1057</text:p>
          </table:table-cell>
          <table:table-cell table:formula="of:=100*(1-[.H164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3" calcext:value-type="float">
            <text:p>1843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61" calcext:value-type="float">
            <text:p>1061</text:p>
          </table:table-cell>
          <table:table-cell table:formula="of:=100*(1-[.H165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64" calcext:value-type="float">
            <text:p>1864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87" calcext:value-type="float">
            <text:p>1087</text:p>
          </table:table-cell>
          <table:table-cell table:formula="of:=100*(1-[.H166]/0.901535380507343)" office:value-type="float" office:value="0.22213994816731" calcext:value-type="float">
            <text:p>0.222139948167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78" calcext:value-type="float">
            <text:p>1678</text:p>
          </table:table-cell>
          <table:table-cell office:value-type="float" office:value="0.90954606141522" calcext:value-type="float">
            <text:p>0.90954606141522</text:p>
          </table:table-cell>
          <table:table-cell office:value-type="float" office:value="9792657" calcext:value-type="float">
            <text:p>9792657</text:p>
          </table:table-cell>
          <table:table-cell table:formula="of:=100*(1-[.H167]/0.91154873164219)" office:value-type="float" office:value="0.21969974368371" calcext:value-type="float">
            <text:p>0.21969974368371</text:p>
          </table:table-cell>
          <table:table-cell table:number-columns-repeated="101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4" calcext:value-type="float">
            <text:p>1664</text:p>
          </table:table-cell>
          <table:table-cell office:value-type="float" office:value="0.90954606141522" calcext:value-type="float">
            <text:p>0.90954606141522</text:p>
          </table:table-cell>
          <table:table-cell office:value-type="float" office:value="10000000" calcext:value-type="float">
            <text:p>10000000</text:p>
          </table:table-cell>
          <table:table-cell table:formula="of:=100*(1-[.H168]/0.91154873164219)" office:value-type="float" office:value="0.21969974368371" calcext:value-type="float">
            <text:p>0.2196997436837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10" calcext:value-type="float">
            <text:p>4910</text:p>
          </table:table-cell>
          <table:table-cell office:value-type="float" office:value="0.66154873164219" calcext:value-type="float">
            <text:p>0.66154873164219</text:p>
          </table:table-cell>
          <table:table-cell office:value-type="float" office:value="3856" calcext:value-type="float">
            <text:p>3856</text:p>
          </table:table-cell>
          <table:table-cell table:formula="of:=100*(1-[.H169]/0.662883845126836)" office:value-type="float" office:value="0.201409869083569" calcext:value-type="float">
            <text:p>0.201409869083569</text:p>
          </table:table-cell>
          <table:table-cell table:number-columns-repeated="101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2" calcext:value-type="float">
            <text:p>4922</text:p>
          </table:table-cell>
          <table:table-cell office:value-type="float" office:value="0.66154873164219" calcext:value-type="float">
            <text:p>0.66154873164219</text:p>
          </table:table-cell>
          <table:table-cell office:value-type="float" office:value="3843" calcext:value-type="float">
            <text:p>3843</text:p>
          </table:table-cell>
          <table:table-cell table:formula="of:=100*(1-[.H170]/0.662883845126836)" office:value-type="float" office:value="0.201409869083569" calcext:value-type="float">
            <text:p>0.201409869083569</text:p>
          </table:table-cell>
          <table:table-cell table:number-columns-repeated="101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7" calcext:value-type="float">
            <text:p>4927</text:p>
          </table:table-cell>
          <table:table-cell office:value-type="float" office:value="0.66154873164219" calcext:value-type="float">
            <text:p>0.66154873164219</text:p>
          </table:table-cell>
          <table:table-cell office:value-type="float" office:value="3853" calcext:value-type="float">
            <text:p>3853</text:p>
          </table:table-cell>
          <table:table-cell table:formula="of:=100*(1-[.H171]/0.662883845126836)" office:value-type="float" office:value="0.201409869083569" calcext:value-type="float">
            <text:p>0.20140986908356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56" calcext:value-type="float">
            <text:p>2756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09352" calcext:value-type="float">
            <text:p>109352</text:p>
          </table:table-cell>
          <table:table-cell table:formula="of:=100*(1-[.H172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9" calcext:value-type="float">
            <text:p>2749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95364" calcext:value-type="float">
            <text:p>95364</text:p>
          </table:table-cell>
          <table:table-cell table:formula="of:=100*(1-[.H173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6" calcext:value-type="float">
            <text:p>2746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56299" calcext:value-type="float">
            <text:p>156299</text:p>
          </table:table-cell>
          <table:table-cell table:formula="of:=100*(1-[.H174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4" calcext:value-type="float">
            <text:p>2744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02296" calcext:value-type="float">
            <text:p>102296</text:p>
          </table:table-cell>
          <table:table-cell table:formula="of:=100*(1-[.H175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5" calcext:value-type="float">
            <text:p>2745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73579" calcext:value-type="float">
            <text:p>73579</text:p>
          </table:table-cell>
          <table:table-cell table:formula="of:=100*(1-[.H176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5" calcext:value-type="float">
            <text:p>2735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13012" calcext:value-type="float">
            <text:p>113012</text:p>
          </table:table-cell>
          <table:table-cell table:formula="of:=100*(1-[.H177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4" calcext:value-type="float">
            <text:p>2744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48983" calcext:value-type="float">
            <text:p>148983</text:p>
          </table:table-cell>
          <table:table-cell table:formula="of:=100*(1-[.H178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5" calcext:value-type="float">
            <text:p>2735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88721" calcext:value-type="float">
            <text:p>188721</text:p>
          </table:table-cell>
          <table:table-cell table:formula="of:=100*(1-[.H179]/0.844125500667557)" office:value-type="float" office:value="0.197706603400583" calcext:value-type="float">
            <text:p>0.19770660340058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60" calcext:value-type="float">
            <text:p>2660</text:p>
          </table:table-cell>
          <table:table-cell office:value-type="float" office:value="0.843457943925234" calcext:value-type="float">
            <text:p>0.843457943925234</text:p>
          </table:table-cell>
          <table:table-cell office:value-type="float" office:value="8452" calcext:value-type="float">
            <text:p>8452</text:p>
          </table:table-cell>
          <table:table-cell table:formula="of:=100*(1-[.H180]/0.845126835781041)" office:value-type="float" office:value="0.197472353870365" calcext:value-type="float">
            <text:p>0.197472353870365</text:p>
          </table:table-cell>
          <table:table-cell table:number-columns-repeated="101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9" calcext:value-type="float">
            <text:p>4709</text:p>
          </table:table-cell>
          <table:table-cell office:value-type="float" office:value="0.690253671562083" calcext:value-type="float">
            <text:p>0.690253671562083</text:p>
          </table:table-cell>
          <table:table-cell office:value-type="float" office:value="1104782" calcext:value-type="float">
            <text:p>1104782</text:p>
          </table:table-cell>
          <table:table-cell table:formula="of:=100*(1-[.H181]/0.691588785046729)" office:value-type="float" office:value="0.193050193050159" calcext:value-type="float">
            <text:p>0.193050193050159</text:p>
          </table:table-cell>
          <table:table-cell table:number-columns-repeated="101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8" calcext:value-type="float">
            <text:p>4718</text:p>
          </table:table-cell>
          <table:table-cell office:value-type="float" office:value="0.690253671562083" calcext:value-type="float">
            <text:p>0.690253671562083</text:p>
          </table:table-cell>
          <table:table-cell office:value-type="float" office:value="1311100" calcext:value-type="float">
            <text:p>1311100</text:p>
          </table:table-cell>
          <table:table-cell table:formula="of:=100*(1-[.H182]/0.691588785046729)" office:value-type="float" office:value="0.193050193050159" calcext:value-type="float">
            <text:p>0.193050193050159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18582" calcext:value-type="float">
            <text:p>118582</text:p>
          </table:table-cell>
          <table:table-cell table:formula="of:=100*(1-[.H183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95242" calcext:value-type="float">
            <text:p>95242</text:p>
          </table:table-cell>
          <table:table-cell table:formula="of:=100*(1-[.H184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5" calcext:value-type="float">
            <text:p>2125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21142" calcext:value-type="float">
            <text:p>121142</text:p>
          </table:table-cell>
          <table:table-cell table:formula="of:=100*(1-[.H185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6" calcext:value-type="float">
            <text:p>2126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06746" calcext:value-type="float">
            <text:p>106746</text:p>
          </table:table-cell>
          <table:table-cell table:formula="of:=100*(1-[.H186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0" calcext:value-type="float">
            <text:p>2130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35319" calcext:value-type="float">
            <text:p>135319</text:p>
          </table:table-cell>
          <table:table-cell table:formula="of:=100*(1-[.H187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89776" calcext:value-type="float">
            <text:p>89776</text:p>
          </table:table-cell>
          <table:table-cell table:formula="of:=100*(1-[.H188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47603" calcext:value-type="float">
            <text:p>147603</text:p>
          </table:table-cell>
          <table:table-cell table:formula="of:=100*(1-[.H189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00838" calcext:value-type="float">
            <text:p>100838</text:p>
          </table:table-cell>
          <table:table-cell table:formula="of:=100*(1-[.H190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11602" calcext:value-type="float">
            <text:p>111602</text:p>
          </table:table-cell>
          <table:table-cell table:formula="of:=100*(1-[.H191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46976" calcext:value-type="float">
            <text:p>146976</text:p>
          </table:table-cell>
          <table:table-cell table:formula="of:=100*(1-[.H192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213142" calcext:value-type="float">
            <text:p>213142</text:p>
          </table:table-cell>
          <table:table-cell table:formula="of:=100*(1-[.H193]/0.871161548731642)" office:value-type="float" office:value="0.191570881226077" calcext:value-type="float">
            <text:p>0.191570881226077</text:p>
          </table:table-cell>
          <table:table-cell table:number-columns-repeated="101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1" calcext:value-type="float">
            <text:p>183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1" calcext:value-type="float">
            <text:p>1081</text:p>
          </table:table-cell>
          <table:table-cell table:formula="of:=100*(1-[.H194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1" calcext:value-type="float">
            <text:p>185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15" calcext:value-type="float">
            <text:p>1115</text:p>
          </table:table-cell>
          <table:table-cell table:formula="of:=100*(1-[.H195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0" calcext:value-type="float">
            <text:p>1840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1" calcext:value-type="float">
            <text:p>1081</text:p>
          </table:table-cell>
          <table:table-cell table:formula="of:=100*(1-[.H196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8" calcext:value-type="float">
            <text:p>1088</text:p>
          </table:table-cell>
          <table:table-cell table:formula="of:=100*(1-[.H197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4" calcext:value-type="float">
            <text:p>184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09" calcext:value-type="float">
            <text:p>1109</text:p>
          </table:table-cell>
          <table:table-cell table:formula="of:=100*(1-[.H198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70" calcext:value-type="float">
            <text:p>1870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0" calcext:value-type="float">
            <text:p>1070</text:p>
          </table:table-cell>
          <table:table-cell table:formula="of:=100*(1-[.H199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0" calcext:value-type="float">
            <text:p>1840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95" calcext:value-type="float">
            <text:p>1095</text:p>
          </table:table-cell>
          <table:table-cell table:formula="of:=100*(1-[.H200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74" calcext:value-type="float">
            <text:p>187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19" calcext:value-type="float">
            <text:p>1119</text:p>
          </table:table-cell>
          <table:table-cell table:formula="of:=100*(1-[.H201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68" calcext:value-type="float">
            <text:p>186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1" calcext:value-type="float">
            <text:p>1081</text:p>
          </table:table-cell>
          <table:table-cell table:formula="of:=100*(1-[.H202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9" calcext:value-type="float">
            <text:p>183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02" calcext:value-type="float">
            <text:p>1102</text:p>
          </table:table-cell>
          <table:table-cell table:formula="of:=100*(1-[.H203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3" calcext:value-type="float">
            <text:p>1853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39" calcext:value-type="float">
            <text:p>1139</text:p>
          </table:table-cell>
          <table:table-cell table:formula="of:=100*(1-[.H204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9" calcext:value-type="float">
            <text:p>185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72" calcext:value-type="float">
            <text:p>1172</text:p>
          </table:table-cell>
          <table:table-cell table:formula="of:=100*(1-[.H205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7" calcext:value-type="float">
            <text:p>1847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16" calcext:value-type="float">
            <text:p>1116</text:p>
          </table:table-cell>
          <table:table-cell table:formula="of:=100*(1-[.H206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78" calcext:value-type="float">
            <text:p>187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57" calcext:value-type="float">
            <text:p>1157</text:p>
          </table:table-cell>
          <table:table-cell table:formula="of:=100*(1-[.H207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6" calcext:value-type="float">
            <text:p>185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24" calcext:value-type="float">
            <text:p>1024</text:p>
          </table:table-cell>
          <table:table-cell table:formula="of:=100*(1-[.H208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9" calcext:value-type="float">
            <text:p>185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97" calcext:value-type="float">
            <text:p>1197</text:p>
          </table:table-cell>
          <table:table-cell table:formula="of:=100*(1-[.H209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1" calcext:value-type="float">
            <text:p>184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47" calcext:value-type="float">
            <text:p>1047</text:p>
          </table:table-cell>
          <table:table-cell table:formula="of:=100*(1-[.H210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65" calcext:value-type="float">
            <text:p>1865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63" calcext:value-type="float">
            <text:p>1163</text:p>
          </table:table-cell>
          <table:table-cell table:formula="of:=100*(1-[.H211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4" calcext:value-type="float">
            <text:p>184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8" calcext:value-type="float">
            <text:p>1088</text:p>
          </table:table-cell>
          <table:table-cell table:formula="of:=100*(1-[.H212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7" calcext:value-type="float">
            <text:p>1837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2" calcext:value-type="float">
            <text:p>1072</text:p>
          </table:table-cell>
          <table:table-cell table:formula="of:=100*(1-[.H213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3" calcext:value-type="float">
            <text:p>1843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20" calcext:value-type="float">
            <text:p>1120</text:p>
          </table:table-cell>
          <table:table-cell table:formula="of:=100*(1-[.H214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6" calcext:value-type="float">
            <text:p>184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1" calcext:value-type="float">
            <text:p>1071</text:p>
          </table:table-cell>
          <table:table-cell table:formula="of:=100*(1-[.H215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9" calcext:value-type="float">
            <text:p>185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32" calcext:value-type="float">
            <text:p>1132</text:p>
          </table:table-cell>
          <table:table-cell table:formula="of:=100*(1-[.H216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6" calcext:value-type="float">
            <text:p>183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12" calcext:value-type="float">
            <text:p>1012</text:p>
          </table:table-cell>
          <table:table-cell table:formula="of:=100*(1-[.H217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44" calcext:value-type="float">
            <text:p>1044</text:p>
          </table:table-cell>
          <table:table-cell table:formula="of:=100*(1-[.H218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6" calcext:value-type="float">
            <text:p>184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98" calcext:value-type="float">
            <text:p>1098</text:p>
          </table:table-cell>
          <table:table-cell table:formula="of:=100*(1-[.H219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6" calcext:value-type="float">
            <text:p>184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28" calcext:value-type="float">
            <text:p>1128</text:p>
          </table:table-cell>
          <table:table-cell table:formula="of:=100*(1-[.H220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42" calcext:value-type="float">
            <text:p>1842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5" calcext:value-type="float">
            <text:p>1075</text:p>
          </table:table-cell>
          <table:table-cell table:formula="of:=100*(1-[.H221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1" calcext:value-type="float">
            <text:p>185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08" calcext:value-type="float">
            <text:p>1108</text:p>
          </table:table-cell>
          <table:table-cell table:formula="of:=100*(1-[.H222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39" calcext:value-type="float">
            <text:p>183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66" calcext:value-type="float">
            <text:p>1066</text:p>
          </table:table-cell>
          <table:table-cell table:formula="of:=100*(1-[.H223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65" calcext:value-type="float">
            <text:p>1865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42" calcext:value-type="float">
            <text:p>1142</text:p>
          </table:table-cell>
          <table:table-cell table:formula="of:=100*(1-[.H224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54" calcext:value-type="float">
            <text:p>185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0" calcext:value-type="float">
            <text:p>1070</text:p>
          </table:table-cell>
          <table:table-cell table:formula="of:=100*(1-[.H225]/0.901535380507343)" office:value-type="float" office:value="0.185116623472814" calcext:value-type="float">
            <text:p>0.185116623472814</text:p>
          </table:table-cell>
          <table:table-cell table:number-columns-repeated="101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7" calcext:value-type="float">
            <text:p>1667</text:p>
          </table:table-cell>
          <table:table-cell office:value-type="float" office:value="0.909879839786382" calcext:value-type="float">
            <text:p>0.909879839786382</text:p>
          </table:table-cell>
          <table:table-cell office:value-type="float" office:value="8904035" calcext:value-type="float">
            <text:p>8904035</text:p>
          </table:table-cell>
          <table:table-cell table:formula="of:=100*(1-[.H226]/0.91154873164219)" office:value-type="float" office:value="0.183083119736371" calcext:value-type="float">
            <text:p>0.183083119736371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office:value-type="float" office:value="0.909879839786382" calcext:value-type="float">
            <text:p>0.909879839786382</text:p>
          </table:table-cell>
          <table:table-cell office:value-type="float" office:value="6150646" calcext:value-type="float">
            <text:p>6150646</text:p>
          </table:table-cell>
          <table:table-cell table:formula="of:=100*(1-[.H227]/0.91154873164219)" office:value-type="float" office:value="0.183083119736371" calcext:value-type="float">
            <text:p>0.183083119736371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3" calcext:value-type="float">
            <text:p>2743</text:p>
          </table:table-cell>
          <table:table-cell office:value-type="float" office:value="0.84279038718291" calcext:value-type="float">
            <text:p>0.84279038718291</text:p>
          </table:table-cell>
          <table:table-cell office:value-type="float" office:value="121958" calcext:value-type="float">
            <text:p>121958</text:p>
          </table:table-cell>
          <table:table-cell table:formula="of:=100*(1-[.H228]/0.844125500667557)" office:value-type="float" office:value="0.158165282720502" calcext:value-type="float">
            <text:p>0.15816528272050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8" calcext:value-type="float">
            <text:p>2658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5575" calcext:value-type="float">
            <text:p>5575</text:p>
          </table:table-cell>
          <table:table-cell table:formula="of:=100*(1-[.H229]/0.845126835781041)" office:value-type="float" office:value="0.157977883096339" calcext:value-type="float">
            <text:p>0.15797788309633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44" calcext:value-type="float">
            <text:p>2644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3276023" calcext:value-type="float">
            <text:p>3276023</text:p>
          </table:table-cell>
          <table:table-cell table:formula="of:=100*(1-[.H230]/0.856809078771695)" office:value-type="float" office:value="0.155823918971543" calcext:value-type="float">
            <text:p>0.155823918971543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1" calcext:value-type="float">
            <text:p>2591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2657786" calcext:value-type="float">
            <text:p>2657786</text:p>
          </table:table-cell>
          <table:table-cell table:formula="of:=100*(1-[.H231]/0.856809078771695)" office:value-type="float" office:value="0.155823918971543" calcext:value-type="float">
            <text:p>0.15582391897154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7" calcext:value-type="float">
            <text:p>2597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3248997" calcext:value-type="float">
            <text:p>3248997</text:p>
          </table:table-cell>
          <table:table-cell table:formula="of:=100*(1-[.H232]/0.856809078771695)" office:value-type="float" office:value="0.155823918971543" calcext:value-type="float">
            <text:p>0.15582391897154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69" calcext:value-type="float">
            <text:p>2669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3507708" calcext:value-type="float">
            <text:p>3507708</text:p>
          </table:table-cell>
          <table:table-cell table:formula="of:=100*(1-[.H233]/0.856809078771695)" office:value-type="float" office:value="0.155823918971543" calcext:value-type="float">
            <text:p>0.15582391897154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7" calcext:value-type="float">
            <text:p>2597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2989517" calcext:value-type="float">
            <text:p>2989517</text:p>
          </table:table-cell>
          <table:table-cell table:formula="of:=100*(1-[.H234]/0.856809078771695)" office:value-type="float" office:value="0.155823918971543" calcext:value-type="float">
            <text:p>0.15582391897154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0.869826435246996" calcext:value-type="float">
            <text:p>0.869826435246996</text:p>
          </table:table-cell>
          <table:table-cell office:value-type="float" office:value="149422" calcext:value-type="float">
            <text:p>149422</text:p>
          </table:table-cell>
          <table:table-cell table:formula="of:=100*(1-[.H235]/0.871161548731642)" office:value-type="float" office:value="0.15325670498082" calcext:value-type="float">
            <text:p>0.1532567049808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4" calcext:value-type="float">
            <text:p>2124</text:p>
          </table:table-cell>
          <table:table-cell office:value-type="float" office:value="0.869826435246996" calcext:value-type="float">
            <text:p>0.869826435246996</text:p>
          </table:table-cell>
          <table:table-cell office:value-type="float" office:value="203609" calcext:value-type="float">
            <text:p>203609</text:p>
          </table:table-cell>
          <table:table-cell table:formula="of:=100*(1-[.H236]/0.871161548731642)" office:value-type="float" office:value="0.15325670498082" calcext:value-type="float">
            <text:p>0.1532567049808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0.869826435246996" calcext:value-type="float">
            <text:p>0.869826435246996</text:p>
          </table:table-cell>
          <table:table-cell office:value-type="float" office:value="150456" calcext:value-type="float">
            <text:p>150456</text:p>
          </table:table-cell>
          <table:table-cell table:formula="of:=100*(1-[.H237]/0.871161548731642)" office:value-type="float" office:value="0.15325670498082" calcext:value-type="float">
            <text:p>0.15325670498082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7" calcext:value-type="float">
            <text:p>4907</text:p>
          </table:table-cell>
          <table:table-cell office:value-type="float" office:value="0.661882510013351" calcext:value-type="float">
            <text:p>0.661882510013351</text:p>
          </table:table-cell>
          <table:table-cell office:value-type="float" office:value="3841" calcext:value-type="float">
            <text:p>3841</text:p>
          </table:table-cell>
          <table:table-cell table:formula="of:=100*(1-[.H238]/0.662883845126836)" office:value-type="float" office:value="0.151057401812738" calcext:value-type="float">
            <text:p>0.151057401812738</text:p>
          </table:table-cell>
          <table:table-cell table:number-columns-repeated="101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5" calcext:value-type="float">
            <text:p>4925</text:p>
          </table:table-cell>
          <table:table-cell office:value-type="float" office:value="0.661882510013351" calcext:value-type="float">
            <text:p>0.661882510013351</text:p>
          </table:table-cell>
          <table:table-cell office:value-type="float" office:value="3826" calcext:value-type="float">
            <text:p>3826</text:p>
          </table:table-cell>
          <table:table-cell table:formula="of:=100*(1-[.H239]/0.662883845126836)" office:value-type="float" office:value="0.151057401812738" calcext:value-type="float">
            <text:p>0.1510574018127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7" calcext:value-type="float">
            <text:p>4727</text:p>
          </table:table-cell>
          <table:table-cell office:value-type="float" office:value="0.690587449933244" calcext:value-type="float">
            <text:p>0.690587449933244</text:p>
          </table:table-cell>
          <table:table-cell office:value-type="float" office:value="1016264" calcext:value-type="float">
            <text:p>1016264</text:p>
          </table:table-cell>
          <table:table-cell table:formula="of:=100*(1-[.H240]/0.691588785046729)" office:value-type="float" office:value="0.144787644787692" calcext:value-type="float">
            <text:p>0.14478764478769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0" calcext:value-type="float">
            <text:p>2740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71128" calcext:value-type="float">
            <text:p>71128</text:p>
          </table:table-cell>
          <table:table-cell table:formula="of:=100*(1-[.H241]/0.844125500667557)" office:value-type="float" office:value="0.118623962040376" calcext:value-type="float">
            <text:p>0.11862396204037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8" calcext:value-type="float">
            <text:p>2738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75935" calcext:value-type="float">
            <text:p>75935</text:p>
          </table:table-cell>
          <table:table-cell table:formula="of:=100*(1-[.H242]/0.844125500667557)" office:value-type="float" office:value="0.118623962040376" calcext:value-type="float">
            <text:p>0.11862396204037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19456" calcext:value-type="float">
            <text:p>119456</text:p>
          </table:table-cell>
          <table:table-cell table:formula="of:=100*(1-[.H243]/0.844125500667557)" office:value-type="float" office:value="0.118623962040376" calcext:value-type="float">
            <text:p>0.11862396204037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3" calcext:value-type="float">
            <text:p>2733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18248" calcext:value-type="float">
            <text:p>118248</text:p>
          </table:table-cell>
          <table:table-cell table:formula="of:=100*(1-[.H244]/0.844125500667557)" office:value-type="float" office:value="0.118623962040376" calcext:value-type="float">
            <text:p>0.11862396204037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41257" calcext:value-type="float">
            <text:p>141257</text:p>
          </table:table-cell>
          <table:table-cell table:formula="of:=100*(1-[.H245]/0.844125500667557)" office:value-type="float" office:value="0.118623962040376" calcext:value-type="float">
            <text:p>0.11862396204037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5" calcext:value-type="float">
            <text:p>2655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8846" calcext:value-type="float">
            <text:p>8846</text:p>
          </table:table-cell>
          <table:table-cell table:formula="of:=100*(1-[.H246]/0.845126835781041)" office:value-type="float" office:value="0.118483412322201" calcext:value-type="float">
            <text:p>0.11848341232220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3" calcext:value-type="float">
            <text:p>265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7827" calcext:value-type="float">
            <text:p>7827</text:p>
          </table:table-cell>
          <table:table-cell table:formula="of:=100*(1-[.H247]/0.845126835781041)" office:value-type="float" office:value="0.118483412322201" calcext:value-type="float">
            <text:p>0.11848341232220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7" calcext:value-type="float">
            <text:p>2597</text:p>
          </table:table-cell>
          <table:table-cell office:value-type="float" office:value="0.855807743658211" calcext:value-type="float">
            <text:p>0.855807743658211</text:p>
          </table:table-cell>
          <table:table-cell office:value-type="float" office:value="3017674" calcext:value-type="float">
            <text:p>3017674</text:p>
          </table:table-cell>
          <table:table-cell table:formula="of:=100*(1-[.H248]/0.856809078771695)" office:value-type="float" office:value="0.116867939228593" calcext:value-type="float">
            <text:p>0.11686793922859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0.870160213618157" calcext:value-type="float">
            <text:p>0.870160213618157</text:p>
          </table:table-cell>
          <table:table-cell office:value-type="float" office:value="108616" calcext:value-type="float">
            <text:p>108616</text:p>
          </table:table-cell>
          <table:table-cell table:formula="of:=100*(1-[.H249]/0.871161548731642)" office:value-type="float" office:value="0.114942528735673" calcext:value-type="float">
            <text:p>0.114942528735673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30" calcext:value-type="float">
            <text:p>2130</text:p>
          </table:table-cell>
          <table:table-cell office:value-type="float" office:value="0.870160213618157" calcext:value-type="float">
            <text:p>0.870160213618157</text:p>
          </table:table-cell>
          <table:table-cell office:value-type="float" office:value="118048" calcext:value-type="float">
            <text:p>118048</text:p>
          </table:table-cell>
          <table:table-cell table:formula="of:=100*(1-[.H250]/0.871161548731642)" office:value-type="float" office:value="0.114942528735673" calcext:value-type="float">
            <text:p>0.1149425287356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8" calcext:value-type="float">
            <text:p>1668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8625126" calcext:value-type="float">
            <text:p>8625126</text:p>
          </table:table-cell>
          <table:table-cell table:formula="of:=100*(1-[.H251]/0.91154873164219)" office:value-type="float" office:value="0.109849871841838" calcext:value-type="float">
            <text:p>0.109849871841838</text:p>
          </table:table-cell>
          <table:table-cell table:number-columns-repeated="101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54" calcext:value-type="float">
            <text:p>1654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7077708" calcext:value-type="float">
            <text:p>7077708</text:p>
          </table:table-cell>
          <table:table-cell table:formula="of:=100*(1-[.H252]/0.91154873164219)" office:value-type="float" office:value="0.109849871841838" calcext:value-type="float">
            <text:p>0.109849871841838</text:p>
          </table:table-cell>
          <table:table-cell table:number-columns-repeated="101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6" calcext:value-type="float">
            <text:p>1646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9082928" calcext:value-type="float">
            <text:p>9082928</text:p>
          </table:table-cell>
          <table:table-cell table:formula="of:=100*(1-[.H253]/0.91154873164219)" office:value-type="float" office:value="0.109849871841838" calcext:value-type="float">
            <text:p>0.109849871841838</text:p>
          </table:table-cell>
          <table:table-cell table:number-columns-repeated="101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647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8769241" calcext:value-type="float">
            <text:p>8769241</text:p>
          </table:table-cell>
          <table:table-cell table:formula="of:=100*(1-[.H254]/0.91154873164219)" office:value-type="float" office:value="0.109849871841838" calcext:value-type="float">
            <text:p>0.109849871841838</text:p>
          </table:table-cell>
          <table:table-cell table:number-columns-repeated="101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2" calcext:value-type="float">
            <text:p>1642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7410367" calcext:value-type="float">
            <text:p>7410367</text:p>
          </table:table-cell>
          <table:table-cell table:formula="of:=100*(1-[.H255]/0.91154873164219)" office:value-type="float" office:value="0.109849871841838" calcext:value-type="float">
            <text:p>0.109849871841838</text:p>
          </table:table-cell>
          <table:table-cell table:number-columns-repeated="101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1" calcext:value-type="float">
            <text:p>4931</text:p>
          </table:table-cell>
          <table:table-cell office:value-type="float" office:value="0.662216288384513" calcext:value-type="float">
            <text:p>0.662216288384513</text:p>
          </table:table-cell>
          <table:table-cell office:value-type="float" office:value="3843" calcext:value-type="float">
            <text:p>3843</text:p>
          </table:table-cell>
          <table:table-cell table:formula="of:=100*(1-[.H256]/0.662883845126836)" office:value-type="float" office:value="0.100704934541773" calcext:value-type="float">
            <text:p>0.1007049345417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6" calcext:value-type="float">
            <text:p>4906</text:p>
          </table:table-cell>
          <table:table-cell office:value-type="float" office:value="0.662216288384513" calcext:value-type="float">
            <text:p>0.662216288384513</text:p>
          </table:table-cell>
          <table:table-cell office:value-type="float" office:value="3806" calcext:value-type="float">
            <text:p>3806</text:p>
          </table:table-cell>
          <table:table-cell table:formula="of:=100*(1-[.H257]/0.662883845126836)" office:value-type="float" office:value="0.100704934541773" calcext:value-type="float">
            <text:p>0.10070493454177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1" calcext:value-type="float">
            <text:p>4921</text:p>
          </table:table-cell>
          <table:table-cell office:value-type="float" office:value="0.662216288384513" calcext:value-type="float">
            <text:p>0.662216288384513</text:p>
          </table:table-cell>
          <table:table-cell office:value-type="float" office:value="3868" calcext:value-type="float">
            <text:p>3868</text:p>
          </table:table-cell>
          <table:table-cell table:formula="of:=100*(1-[.H258]/0.662883845126836)" office:value-type="float" office:value="0.100704934541773" calcext:value-type="float">
            <text:p>0.100704934541773</text:p>
          </table:table-cell>
          <table:table-cell table:number-columns-repeated="101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67" calcext:value-type="float">
            <text:p>4767</text:p>
          </table:table-cell>
          <table:table-cell office:value-type="float" office:value="0.690921228304406" calcext:value-type="float">
            <text:p>0.690921228304406</text:p>
          </table:table-cell>
          <table:table-cell office:value-type="float" office:value="1456583" calcext:value-type="float">
            <text:p>1456583</text:p>
          </table:table-cell>
          <table:table-cell table:formula="of:=100*(1-[.H259]/0.691588785046729)" office:value-type="float" office:value="0.0965250965250797" calcext:value-type="float">
            <text:p>0.0965250965250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25" calcext:value-type="float">
            <text:p>2725</text:p>
          </table:table-cell>
          <table:table-cell office:value-type="float" office:value="0.843457943925234" calcext:value-type="float">
            <text:p>0.843457943925234</text:p>
          </table:table-cell>
          <table:table-cell office:value-type="float" office:value="133163" calcext:value-type="float">
            <text:p>133163</text:p>
          </table:table-cell>
          <table:table-cell table:formula="of:=100*(1-[.H260]/0.844125500667557)" office:value-type="float" office:value="0.0790826413602619" calcext:value-type="float">
            <text:p>0.079082641360262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9" calcext:value-type="float">
            <text:p>2739</text:p>
          </table:table-cell>
          <table:table-cell office:value-type="float" office:value="0.843457943925234" calcext:value-type="float">
            <text:p>0.843457943925234</text:p>
          </table:table-cell>
          <table:table-cell office:value-type="float" office:value="75422" calcext:value-type="float">
            <text:p>75422</text:p>
          </table:table-cell>
          <table:table-cell table:formula="of:=100*(1-[.H261]/0.844125500667557)" office:value-type="float" office:value="0.0790826413602619" calcext:value-type="float">
            <text:p>0.07908264136026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3" calcext:value-type="float">
            <text:p>2653</text:p>
          </table:table-cell>
          <table:table-cell office:value-type="float" office:value="0.844459279038718" calcext:value-type="float">
            <text:p>0.844459279038718</text:p>
          </table:table-cell>
          <table:table-cell office:value-type="float" office:value="5730" calcext:value-type="float">
            <text:p>5730</text:p>
          </table:table-cell>
          <table:table-cell table:formula="of:=100*(1-[.H262]/0.845126835781041)" office:value-type="float" office:value="0.0789889415481748" calcext:value-type="float">
            <text:p>0.07898894154817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28" calcext:value-type="float">
            <text:p>2628</text:p>
          </table:table-cell>
          <table:table-cell office:value-type="float" office:value="0.856141522029372" calcext:value-type="float">
            <text:p>0.856141522029372</text:p>
          </table:table-cell>
          <table:table-cell office:value-type="float" office:value="2801855" calcext:value-type="float">
            <text:p>2801855</text:p>
          </table:table-cell>
          <table:table-cell table:formula="of:=100*(1-[.H263]/0.856809078771695)" office:value-type="float" office:value="0.0779119594857658" calcext:value-type="float">
            <text:p>0.07791195948576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141522029372" calcext:value-type="float">
            <text:p>0.856141522029372</text:p>
          </table:table-cell>
          <table:table-cell office:value-type="float" office:value="3170640" calcext:value-type="float">
            <text:p>3170640</text:p>
          </table:table-cell>
          <table:table-cell table:formula="of:=100*(1-[.H264]/0.856809078771695)" office:value-type="float" office:value="0.0779119594857658" calcext:value-type="float">
            <text:p>0.077911959485766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7" calcext:value-type="float">
            <text:p>1667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5908744" calcext:value-type="float">
            <text:p>5908744</text:p>
          </table:table-cell>
          <table:table-cell table:formula="of:=100*(1-[.H265]/0.91154873164219)" office:value-type="float" office:value="0.0732332478946329" calcext:value-type="float">
            <text:p>0.073233247894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2" calcext:value-type="float">
            <text:p>1642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10000000" calcext:value-type="float">
            <text:p>10000000</text:p>
          </table:table-cell>
          <table:table-cell table:formula="of:=100*(1-[.H266]/0.91154873164219)" office:value-type="float" office:value="0.0732332478946329" calcext:value-type="float">
            <text:p>0.073233247894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2" calcext:value-type="float">
            <text:p>1642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8073384" calcext:value-type="float">
            <text:p>8073384</text:p>
          </table:table-cell>
          <table:table-cell table:formula="of:=100*(1-[.H267]/0.91154873164219)" office:value-type="float" office:value="0.0732332478946329" calcext:value-type="float">
            <text:p>0.073233247894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647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6450687" calcext:value-type="float">
            <text:p>6450687</text:p>
          </table:table-cell>
          <table:table-cell table:formula="of:=100*(1-[.H268]/0.91154873164219)" office:value-type="float" office:value="0.0732332478946329" calcext:value-type="float">
            <text:p>0.073233247894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5" calcext:value-type="float">
            <text:p>1665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9588959" calcext:value-type="float">
            <text:p>9588959</text:p>
          </table:table-cell>
          <table:table-cell table:formula="of:=100*(1-[.H269]/0.91154873164219)" office:value-type="float" office:value="0.0732332478946329" calcext:value-type="float">
            <text:p>0.073233247894633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3" calcext:value-type="float">
            <text:p>4933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38" calcext:value-type="float">
            <text:p>3838</text:p>
          </table:table-cell>
          <table:table-cell table:formula="of:=100*(1-[.H270]/0.662883845126836)" office:value-type="float" office:value="0.0503524672709643" calcext:value-type="float">
            <text:p>0.050352467270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8" calcext:value-type="float">
            <text:p>4908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35" calcext:value-type="float">
            <text:p>3835</text:p>
          </table:table-cell>
          <table:table-cell table:formula="of:=100*(1-[.H271]/0.662883845126836)" office:value-type="float" office:value="0.0503524672709643" calcext:value-type="float">
            <text:p>0.050352467270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8" calcext:value-type="float">
            <text:p>4908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11" calcext:value-type="float">
            <text:p>3811</text:p>
          </table:table-cell>
          <table:table-cell table:formula="of:=100*(1-[.H272]/0.662883845126836)" office:value-type="float" office:value="0.0503524672709643" calcext:value-type="float">
            <text:p>0.050352467270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11" calcext:value-type="float">
            <text:p>4911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32" calcext:value-type="float">
            <text:p>3832</text:p>
          </table:table-cell>
          <table:table-cell table:formula="of:=100*(1-[.H273]/0.662883845126836)" office:value-type="float" office:value="0.0503524672709643" calcext:value-type="float">
            <text:p>0.050352467270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23" calcext:value-type="float">
            <text:p>4923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28" calcext:value-type="float">
            <text:p>3828</text:p>
          </table:table-cell>
          <table:table-cell table:formula="of:=100*(1-[.H274]/0.662883845126836)" office:value-type="float" office:value="0.0503524672709643" calcext:value-type="float">
            <text:p>0.050352467270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15" calcext:value-type="float">
            <text:p>4915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41" calcext:value-type="float">
            <text:p>3841</text:p>
          </table:table-cell>
          <table:table-cell table:formula="of:=100*(1-[.H275]/0.662883845126836)" office:value-type="float" office:value="0.0503524672709643" calcext:value-type="float">
            <text:p>0.050352467270964</text:p>
          </table:table-cell>
          <table:table-cell table:number-columns-repeated="101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5" calcext:value-type="float">
            <text:p>4715</text:p>
          </table:table-cell>
          <table:table-cell office:value-type="float" office:value="0.691255006675567" calcext:value-type="float">
            <text:p>0.691255006675567</text:p>
          </table:table-cell>
          <table:table-cell office:value-type="float" office:value="1244176" calcext:value-type="float">
            <text:p>1244176</text:p>
          </table:table-cell>
          <table:table-cell table:formula="of:=100*(1-[.H276]/0.691588785046729)" office:value-type="float" office:value="0.048262548262612" calcext:value-type="float">
            <text:p>0.04826254826261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9" calcext:value-type="float">
            <text:p>2749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49921" calcext:value-type="float">
            <text:p>49921</text:p>
          </table:table-cell>
          <table:table-cell table:formula="of:=100*(1-[.H277]/0.844125500667557)" office:value-type="float" office:value="0.0395413206801476" calcext:value-type="float">
            <text:p>0.03954132068014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89634" calcext:value-type="float">
            <text:p>89634</text:p>
          </table:table-cell>
          <table:table-cell table:formula="of:=100*(1-[.H278]/0.844125500667557)" office:value-type="float" office:value="0.0395413206801476" calcext:value-type="float">
            <text:p>0.039541320680148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3" calcext:value-type="float">
            <text:p>2743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134988" calcext:value-type="float">
            <text:p>134988</text:p>
          </table:table-cell>
          <table:table-cell table:formula="of:=100*(1-[.H279]/0.844125500667557)" office:value-type="float" office:value="0.0395413206801476" calcext:value-type="float">
            <text:p>0.03954132068014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65" calcext:value-type="float">
            <text:p>2665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9576" calcext:value-type="float">
            <text:p>9576</text:p>
          </table:table-cell>
          <table:table-cell table:formula="of:=100*(1-[.H280]/0.845126835781041)" office:value-type="float" office:value="0.0394944707740374" calcext:value-type="float">
            <text:p>0.03949447077403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2" calcext:value-type="float">
            <text:p>2652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9123" calcext:value-type="float">
            <text:p>9123</text:p>
          </table:table-cell>
          <table:table-cell table:formula="of:=100*(1-[.H281]/0.845126835781041)" office:value-type="float" office:value="0.0394944707740374" calcext:value-type="float">
            <text:p>0.039494470774038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8" calcext:value-type="float">
            <text:p>2658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6366" calcext:value-type="float">
            <text:p>6366</text:p>
          </table:table-cell>
          <table:table-cell table:formula="of:=100*(1-[.H282]/0.845126835781041)" office:value-type="float" office:value="0.0394944707740374" calcext:value-type="float">
            <text:p>0.03949447077403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6" calcext:value-type="float">
            <text:p>2656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9342" calcext:value-type="float">
            <text:p>9342</text:p>
          </table:table-cell>
          <table:table-cell table:formula="of:=100*(1-[.H283]/0.845126835781041)" office:value-type="float" office:value="0.0394944707740374" calcext:value-type="float">
            <text:p>0.039494470774038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5" calcext:value-type="float">
            <text:p>2655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7327" calcext:value-type="float">
            <text:p>7327</text:p>
          </table:table-cell>
          <table:table-cell table:formula="of:=100*(1-[.H284]/0.845126835781041)" office:value-type="float" office:value="0.0394944707740374" calcext:value-type="float">
            <text:p>0.03949447077403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061646" calcext:value-type="float">
            <text:p>3061646</text:p>
          </table:table-cell>
          <table:table-cell table:formula="of:=100*(1-[.H285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526853" calcext:value-type="float">
            <text:p>3526853</text:p>
          </table:table-cell>
          <table:table-cell table:formula="of:=100*(1-[.H286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7" calcext:value-type="float">
            <text:p>2597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020578" calcext:value-type="float">
            <text:p>3020578</text:p>
          </table:table-cell>
          <table:table-cell table:formula="of:=100*(1-[.H287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160795" calcext:value-type="float">
            <text:p>3160795</text:p>
          </table:table-cell>
          <table:table-cell table:formula="of:=100*(1-[.H288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343603" calcext:value-type="float">
            <text:p>3343603</text:p>
          </table:table-cell>
          <table:table-cell table:formula="of:=100*(1-[.H289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236467" calcext:value-type="float">
            <text:p>3236467</text:p>
          </table:table-cell>
          <table:table-cell table:formula="of:=100*(1-[.H290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521024" calcext:value-type="float">
            <text:p>3521024</text:p>
          </table:table-cell>
          <table:table-cell table:formula="of:=100*(1-[.H291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H292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H293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H294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H295]/0.856809078771695)" office:value-type="float" office:value="0.0389559797428274" calcext:value-type="float">
            <text:p>0.038955979742827</text:p>
          </table:table-cell>
          <table:table-cell table:number-columns-repeated="101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8" calcext:value-type="float">
            <text:p>1648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7138159" calcext:value-type="float">
            <text:p>7138159</text:p>
          </table:table-cell>
          <table:table-cell table:formula="of:=100*(1-[.H296]/0.91154873164219)" office:value-type="float" office:value="0.0366166239473054" calcext:value-type="float">
            <text:p>0.036616623947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5" calcext:value-type="float">
            <text:p>1645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5657707" calcext:value-type="float">
            <text:p>5657707</text:p>
          </table:table-cell>
          <table:table-cell table:formula="of:=100*(1-[.H297]/0.91154873164219)" office:value-type="float" office:value="0.0366166239473054" calcext:value-type="float">
            <text:p>0.036616623947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0" calcext:value-type="float">
            <text:p>1660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8679345" calcext:value-type="float">
            <text:p>8679345</text:p>
          </table:table-cell>
          <table:table-cell table:formula="of:=100*(1-[.H298]/0.91154873164219)" office:value-type="float" office:value="0.0366166239473054" calcext:value-type="float">
            <text:p>0.036616623947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9" calcext:value-type="float">
            <text:p>1649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5911490" calcext:value-type="float">
            <text:p>5911490</text:p>
          </table:table-cell>
          <table:table-cell table:formula="of:=100*(1-[.H299]/0.91154873164219)" office:value-type="float" office:value="0.0366166239473054" calcext:value-type="float">
            <text:p>0.036616623947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3" calcext:value-type="float">
            <text:p>1643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10000000" calcext:value-type="float">
            <text:p>10000000</text:p>
          </table:table-cell>
          <table:table-cell table:formula="of:=100*(1-[.H300]/0.91154873164219)" office:value-type="float" office:value="0.0366166239473054" calcext:value-type="float">
            <text:p>0.036616623947305</text:p>
          </table:table-cell>
          <table:table-cell table:number-columns-repeated="101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1" calcext:value-type="float">
            <text:p>1641</text:p>
          </table:table-cell>
          <table:table-cell office:value-type="float" office:value="0.91154873164219" calcext:value-type="float">
            <text:p>0.91154873164219</text:p>
          </table:table-cell>
          <table:table-cell office:value-type="float" office:value="4593845" calcext:value-type="float">
            <text:p>4593845</text:p>
          </table:table-cell>
          <table:table-cell table:formula="of:=100*(1-[.H301]/0.91154873164219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00" calcext:value-type="float">
            <text:p>2600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425192" calcext:value-type="float">
            <text:p>2425192</text:p>
          </table:table-cell>
          <table:table-cell table:formula="of:=100*(1-[.H302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2" calcext:value-type="float">
            <text:p>2652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215" calcext:value-type="float">
            <text:p>8215</text:p>
          </table:table-cell>
          <table:table-cell table:formula="of:=100*(1-[.H303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5" calcext:value-type="float">
            <text:p>2655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10748" calcext:value-type="float">
            <text:p>10748</text:p>
          </table:table-cell>
          <table:table-cell table:formula="of:=100*(1-[.H304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14" calcext:value-type="float">
            <text:p>4914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2" calcext:value-type="float">
            <text:p>3832</text:p>
          </table:table-cell>
          <table:table-cell table:formula="of:=100*(1-[.H305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3" calcext:value-type="float">
            <text:p>273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151398" calcext:value-type="float">
            <text:p>151398</text:p>
          </table:table-cell>
          <table:table-cell table:formula="of:=100*(1-[.H306]/0.844125500667557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8" calcext:value-type="float">
            <text:p>4908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08" calcext:value-type="float">
            <text:p>3808</text:p>
          </table:table-cell>
          <table:table-cell table:formula="of:=100*(1-[.H307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73" calcext:value-type="float">
            <text:p>1673</text:p>
          </table:table-cell>
          <table:table-cell office:value-type="float" office:value="0.91154873164219" calcext:value-type="float">
            <text:p>0.91154873164219</text:p>
          </table:table-cell>
          <table:table-cell office:value-type="float" office:value="10000000" calcext:value-type="float">
            <text:p>10000000</text:p>
          </table:table-cell>
          <table:table-cell table:formula="of:=100*(1-[.H308]/0.91154873164219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41" calcext:value-type="float">
            <text:p>3841</text:p>
          </table:table-cell>
          <table:table-cell table:formula="of:=100*(1-[.H309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2" calcext:value-type="float">
            <text:p>2652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956" calcext:value-type="float">
            <text:p>8956</text:p>
          </table:table-cell>
          <table:table-cell table:formula="of:=100*(1-[.H310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H311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5" calcext:value-type="float">
            <text:p>2655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9251" calcext:value-type="float">
            <text:p>9251</text:p>
          </table:table-cell>
          <table:table-cell table:formula="of:=100*(1-[.H312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21" calcext:value-type="float">
            <text:p>3821</text:p>
          </table:table-cell>
          <table:table-cell table:formula="of:=100*(1-[.H313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21" calcext:value-type="float">
            <text:p>3821</text:p>
          </table:table-cell>
          <table:table-cell table:formula="of:=100*(1-[.H314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1" calcext:value-type="float">
            <text:p>2651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226" calcext:value-type="float">
            <text:p>8226</text:p>
          </table:table-cell>
          <table:table-cell table:formula="of:=100*(1-[.H315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4" calcext:value-type="float">
            <text:p>2594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681972" calcext:value-type="float">
            <text:p>2681972</text:p>
          </table:table-cell>
          <table:table-cell table:formula="of:=100*(1-[.H316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H317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46" calcext:value-type="float">
            <text:p>2646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5944" calcext:value-type="float">
            <text:p>5944</text:p>
          </table:table-cell>
          <table:table-cell table:formula="of:=100*(1-[.H318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52" calcext:value-type="float">
            <text:p>3852</text:p>
          </table:table-cell>
          <table:table-cell table:formula="of:=100*(1-[.H319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7" calcext:value-type="float">
            <text:p>2737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93313" calcext:value-type="float">
            <text:p>93313</text:p>
          </table:table-cell>
          <table:table-cell table:formula="of:=100*(1-[.H320]/0.844125500667557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2" calcext:value-type="float">
            <text:p>3832</text:p>
          </table:table-cell>
          <table:table-cell table:formula="of:=100*(1-[.H321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9" calcext:value-type="float">
            <text:p>4909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0" calcext:value-type="float">
            <text:p>3830</text:p>
          </table:table-cell>
          <table:table-cell table:formula="of:=100*(1-[.H322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802428" calcext:value-type="float">
            <text:p>2802428</text:p>
          </table:table-cell>
          <table:table-cell table:formula="of:=100*(1-[.H323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48" calcext:value-type="float">
            <text:p>2648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7541" calcext:value-type="float">
            <text:p>7541</text:p>
          </table:table-cell>
          <table:table-cell table:formula="of:=100*(1-[.H324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4172885" calcext:value-type="float">
            <text:p>4172885</text:p>
          </table:table-cell>
          <table:table-cell table:formula="of:=100*(1-[.H325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3729494" calcext:value-type="float">
            <text:p>3729494</text:p>
          </table:table-cell>
          <table:table-cell table:formula="of:=100*(1-[.H326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1" calcext:value-type="float">
            <text:p>2651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6505" calcext:value-type="float">
            <text:p>6505</text:p>
          </table:table-cell>
          <table:table-cell table:formula="of:=100*(1-[.H327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253" calcext:value-type="float">
            <text:p>8253</text:p>
          </table:table-cell>
          <table:table-cell table:formula="of:=100*(1-[.H328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H329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901653" calcext:value-type="float">
            <text:p>2901653</text:p>
          </table:table-cell>
          <table:table-cell table:formula="of:=100*(1-[.H330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52" calcext:value-type="float">
            <text:p>3852</text:p>
          </table:table-cell>
          <table:table-cell table:formula="of:=100*(1-[.H331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7373" calcext:value-type="float">
            <text:p>7373</text:p>
          </table:table-cell>
          <table:table-cell table:formula="of:=100*(1-[.H332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6661" calcext:value-type="float">
            <text:p>6661</text:p>
          </table:table-cell>
          <table:table-cell table:formula="of:=100*(1-[.H333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2" calcext:value-type="float">
            <text:p>4902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0" calcext:value-type="float">
            <text:p>3830</text:p>
          </table:table-cell>
          <table:table-cell table:formula="of:=100*(1-[.H334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9" calcext:value-type="float">
            <text:p>2599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699608" calcext:value-type="float">
            <text:p>2699608</text:p>
          </table:table-cell>
          <table:table-cell table:formula="of:=100*(1-[.H335]/0.856809078771695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3" calcext:value-type="float">
            <text:p>2653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901" calcext:value-type="float">
            <text:p>8901</text:p>
          </table:table-cell>
          <table:table-cell table:formula="of:=100*(1-[.H336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7905" calcext:value-type="float">
            <text:p>7905</text:p>
          </table:table-cell>
          <table:table-cell table:formula="of:=100*(1-[.H337]/0.845126835781041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33" calcext:value-type="float">
            <text:p>4933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106" calcext:value-type="float">
            <text:p>3106</text:p>
          </table:table-cell>
          <table:table-cell table:formula="of:=100*(1-[.H338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H339]/0.662883845126836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3" calcext:value-type="float">
            <text:p>274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88284" calcext:value-type="float">
            <text:p>88284</text:p>
          </table:table-cell>
          <table:table-cell table:formula="of:=100*(1-[.H340]/0.844125500667557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1" calcext:value-type="float">
            <text:p>1641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10000000" calcext:value-type="float">
            <text:p>10000000</text:p>
          </table:table-cell>
          <table:table-cell table:formula="of:=100*(1-[.H341]/0.91154873164219)" office:value-type="float" office:value="-0.0366166239472276" calcext:value-type="float">
            <text:p>-0.036616623947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4" calcext:value-type="float">
            <text:p>1644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5553703" calcext:value-type="float">
            <text:p>5553703</text:p>
          </table:table-cell>
          <table:table-cell table:formula="of:=100*(1-[.H342]/0.91154873164219)" office:value-type="float" office:value="-0.0366166239472276" calcext:value-type="float">
            <text:p>-0.036616623947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4" calcext:value-type="float">
            <text:p>1644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8075607" calcext:value-type="float">
            <text:p>8075607</text:p>
          </table:table-cell>
          <table:table-cell table:formula="of:=100*(1-[.H343]/0.91154873164219)" office:value-type="float" office:value="-0.0366166239472276" calcext:value-type="float">
            <text:p>-0.036616623947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4" calcext:value-type="float">
            <text:p>1644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7898389" calcext:value-type="float">
            <text:p>7898389</text:p>
          </table:table-cell>
          <table:table-cell table:formula="of:=100*(1-[.H344]/0.91154873164219)" office:value-type="float" office:value="-0.0366166239472276" calcext:value-type="float">
            <text:p>-0.0366166239472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9" calcext:value-type="float">
            <text:p>1649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8248905" calcext:value-type="float">
            <text:p>8248905</text:p>
          </table:table-cell>
          <table:table-cell table:formula="of:=100*(1-[.H345]/0.91154873164219)" office:value-type="float" office:value="-0.0366166239472276" calcext:value-type="float">
            <text:p>-0.03661662394722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426091" calcext:value-type="float">
            <text:p>3426091</text:p>
          </table:table-cell>
          <table:table-cell table:formula="of:=100*(1-[.H346]/0.856809078771695)" office:value-type="float" office:value="-0.0389559797429495" calcext:value-type="float">
            <text:p>-0.03895597974295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5" calcext:value-type="float">
            <text:p>259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767816" calcext:value-type="float">
            <text:p>2767816</text:p>
          </table:table-cell>
          <table:table-cell table:formula="of:=100*(1-[.H347]/0.856809078771695)" office:value-type="float" office:value="-0.0389559797429495" calcext:value-type="float">
            <text:p>-0.0389559797429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14" calcext:value-type="float">
            <text:p>261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358129" calcext:value-type="float">
            <text:p>3358129</text:p>
          </table:table-cell>
          <table:table-cell table:formula="of:=100*(1-[.H348]/0.856809078771695)" office:value-type="float" office:value="-0.0389559797429495" calcext:value-type="float">
            <text:p>-0.0389559797429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594834" calcext:value-type="float">
            <text:p>2594834</text:p>
          </table:table-cell>
          <table:table-cell table:formula="of:=100*(1-[.H349]/0.856809078771695)" office:value-type="float" office:value="-0.0389559797429495" calcext:value-type="float">
            <text:p>-0.03895597974295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823976" calcext:value-type="float">
            <text:p>3823976</text:p>
          </table:table-cell>
          <table:table-cell table:formula="of:=100*(1-[.H350]/0.856809078771695)" office:value-type="float" office:value="-0.0389559797429495" calcext:value-type="float">
            <text:p>-0.038955979742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3" calcext:value-type="float">
            <text:p>2653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8771" calcext:value-type="float">
            <text:p>8771</text:p>
          </table:table-cell>
          <table:table-cell table:formula="of:=100*(1-[.H351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6137" calcext:value-type="float">
            <text:p>6137</text:p>
          </table:table-cell>
          <table:table-cell table:formula="of:=100*(1-[.H352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46" calcext:value-type="float">
            <text:p>2646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6202" calcext:value-type="float">
            <text:p>6202</text:p>
          </table:table-cell>
          <table:table-cell table:formula="of:=100*(1-[.H353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9280" calcext:value-type="float">
            <text:p>9280</text:p>
          </table:table-cell>
          <table:table-cell table:formula="of:=100*(1-[.H354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8287" calcext:value-type="float">
            <text:p>8287</text:p>
          </table:table-cell>
          <table:table-cell table:formula="of:=100*(1-[.H355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3" calcext:value-type="float">
            <text:p>2653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7733" calcext:value-type="float">
            <text:p>7733</text:p>
          </table:table-cell>
          <table:table-cell table:formula="of:=100*(1-[.H356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5528" calcext:value-type="float">
            <text:p>5528</text:p>
          </table:table-cell>
          <table:table-cell table:formula="of:=100*(1-[.H357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5" calcext:value-type="float">
            <text:p>2655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6932" calcext:value-type="float">
            <text:p>6932</text:p>
          </table:table-cell>
          <table:table-cell table:formula="of:=100*(1-[.H358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7393" calcext:value-type="float">
            <text:p>7393</text:p>
          </table:table-cell>
          <table:table-cell table:formula="of:=100*(1-[.H359]/0.845126835781041)" office:value-type="float" office:value="-0.0394944707741374" calcext:value-type="float">
            <text:p>-0.03949447077413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7" calcext:value-type="float">
            <text:p>2737</text:p>
          </table:table-cell>
          <table:table-cell office:value-type="float" office:value="0.844459279038718" calcext:value-type="float">
            <text:p>0.844459279038718</text:p>
          </table:table-cell>
          <table:table-cell office:value-type="float" office:value="114988" calcext:value-type="float">
            <text:p>114988</text:p>
          </table:table-cell>
          <table:table-cell table:formula="of:=100*(1-[.H360]/0.844125500667557)" office:value-type="float" office:value="-0.0395413206800699" calcext:value-type="float">
            <text:p>-0.03954132068007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0" calcext:value-type="float">
            <text:p>2740</text:p>
          </table:table-cell>
          <table:table-cell office:value-type="float" office:value="0.844459279038718" calcext:value-type="float">
            <text:p>0.844459279038718</text:p>
          </table:table-cell>
          <table:table-cell office:value-type="float" office:value="85899" calcext:value-type="float">
            <text:p>85899</text:p>
          </table:table-cell>
          <table:table-cell table:formula="of:=100*(1-[.H361]/0.844125500667557)" office:value-type="float" office:value="-0.0395413206800699" calcext:value-type="float">
            <text:p>-0.03954132068007</text:p>
          </table:table-cell>
          <table:table-cell table:number-columns-repeated="101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5" calcext:value-type="float">
            <text:p>4725</text:p>
          </table:table-cell>
          <table:table-cell office:value-type="float" office:value="0.691922563417891" calcext:value-type="float">
            <text:p>0.691922563417891</text:p>
          </table:table-cell>
          <table:table-cell office:value-type="float" office:value="1133813" calcext:value-type="float">
            <text:p>1133813</text:p>
          </table:table-cell>
          <table:table-cell table:formula="of:=100*(1-[.H362]/0.691588785046729)" office:value-type="float" office:value="-0.0482625482626231" calcext:value-type="float">
            <text:p>-0.0482625482626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2" calcext:value-type="float">
            <text:p>1642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7350804" calcext:value-type="float">
            <text:p>7350804</text:p>
          </table:table-cell>
          <table:table-cell table:formula="of:=100*(1-[.H363]/0.91154873164219)" office:value-type="float" office:value="-0.0732332478945441" calcext:value-type="float">
            <text:p>-0.0732332478945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60" calcext:value-type="float">
            <text:p>1660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7810506" calcext:value-type="float">
            <text:p>7810506</text:p>
          </table:table-cell>
          <table:table-cell table:formula="of:=100*(1-[.H364]/0.91154873164219)" office:value-type="float" office:value="-0.0732332478945441" calcext:value-type="float">
            <text:p>-0.073233247894544</text:p>
          </table:table-cell>
          <table:table-cell table:number-columns-repeated="101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9" calcext:value-type="float">
            <text:p>1649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7542226" calcext:value-type="float">
            <text:p>7542226</text:p>
          </table:table-cell>
          <table:table-cell table:formula="of:=100*(1-[.H365]/0.91154873164219)" office:value-type="float" office:value="-0.0732332478945441" calcext:value-type="float">
            <text:p>-0.073233247894544</text:p>
          </table:table-cell>
          <table:table-cell table:number-columns-repeated="101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2" calcext:value-type="float">
            <text:p>1642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9137297" calcext:value-type="float">
            <text:p>9137297</text:p>
          </table:table-cell>
          <table:table-cell table:formula="of:=100*(1-[.H366]/0.91154873164219)" office:value-type="float" office:value="-0.0732332478945441" calcext:value-type="float">
            <text:p>-0.07323324789454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01" calcext:value-type="float">
            <text:p>2601</text:p>
          </table:table-cell>
          <table:table-cell office:value-type="float" office:value="0.857476635514018" calcext:value-type="float">
            <text:p>0.857476635514018</text:p>
          </table:table-cell>
          <table:table-cell office:value-type="float" office:value="2441358" calcext:value-type="float">
            <text:p>2441358</text:p>
          </table:table-cell>
          <table:table-cell table:formula="of:=100*(1-[.H367]/0.856809078771695)" office:value-type="float" office:value="-0.0779119594857658" calcext:value-type="float">
            <text:p>-0.07791195948576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4" calcext:value-type="float">
            <text:p>2594</text:p>
          </table:table-cell>
          <table:table-cell office:value-type="float" office:value="0.857476635514018" calcext:value-type="float">
            <text:p>0.857476635514018</text:p>
          </table:table-cell>
          <table:table-cell office:value-type="float" office:value="2810997" calcext:value-type="float">
            <text:p>2810997</text:p>
          </table:table-cell>
          <table:table-cell table:formula="of:=100*(1-[.H368]/0.856809078771695)" office:value-type="float" office:value="-0.0779119594857658" calcext:value-type="float">
            <text:p>-0.07791195948576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7476635514018" calcext:value-type="float">
            <text:p>0.857476635514018</text:p>
          </table:table-cell>
          <table:table-cell office:value-type="float" office:value="3429972" calcext:value-type="float">
            <text:p>3429972</text:p>
          </table:table-cell>
          <table:table-cell table:formula="of:=100*(1-[.H369]/0.856809078771695)" office:value-type="float" office:value="-0.0779119594857658" calcext:value-type="float">
            <text:p>-0.07791195948576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7671" calcext:value-type="float">
            <text:p>7671</text:p>
          </table:table-cell>
          <table:table-cell table:formula="of:=100*(1-[.H370]/0.845126835781041)" office:value-type="float" office:value="-0.0789889415481637" calcext:value-type="float">
            <text:p>-0.07898894154816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49" calcext:value-type="float">
            <text:p>2649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028" calcext:value-type="float">
            <text:p>6028</text:p>
          </table:table-cell>
          <table:table-cell table:formula="of:=100*(1-[.H371]/0.845126835781041)" office:value-type="float" office:value="-0.0789889415481637" calcext:value-type="float">
            <text:p>-0.078988941548164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768" calcext:value-type="float">
            <text:p>6768</text:p>
          </table:table-cell>
          <table:table-cell table:formula="of:=100*(1-[.H372]/0.845126835781041)" office:value-type="float" office:value="-0.0789889415481637" calcext:value-type="float">
            <text:p>-0.078988941548164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6" calcext:value-type="float">
            <text:p>2656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172" calcext:value-type="float">
            <text:p>6172</text:p>
          </table:table-cell>
          <table:table-cell table:formula="of:=100*(1-[.H373]/0.845126835781041)" office:value-type="float" office:value="-0.0789889415481637" calcext:value-type="float">
            <text:p>-0.078988941548164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0" calcext:value-type="float">
            <text:p>2650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474" calcext:value-type="float">
            <text:p>6474</text:p>
          </table:table-cell>
          <table:table-cell table:formula="of:=100*(1-[.H374]/0.845126835781041)" office:value-type="float" office:value="-0.0789889415481637" calcext:value-type="float">
            <text:p>-0.07898894154816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64" calcext:value-type="float">
            <text:p>2764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128143" calcext:value-type="float">
            <text:p>128143</text:p>
          </table:table-cell>
          <table:table-cell table:formula="of:=100*(1-[.H375]/0.844125500667557)" office:value-type="float" office:value="-0.0790826413601842" calcext:value-type="float">
            <text:p>-0.079082641360184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1" calcext:value-type="float">
            <text:p>2741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104197" calcext:value-type="float">
            <text:p>104197</text:p>
          </table:table-cell>
          <table:table-cell table:formula="of:=100*(1-[.H376]/0.844125500667557)" office:value-type="float" office:value="-0.0790826413601842" calcext:value-type="float">
            <text:p>-0.079082641360184</text:p>
          </table:table-cell>
          <table:table-cell table:number-columns-repeated="101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2" calcext:value-type="float">
            <text:p>4712</text:p>
          </table:table-cell>
          <table:table-cell office:value-type="float" office:value="0.692256341789052" calcext:value-type="float">
            <text:p>0.692256341789052</text:p>
          </table:table-cell>
          <table:table-cell office:value-type="float" office:value="1259642" calcext:value-type="float">
            <text:p>1259642</text:p>
          </table:table-cell>
          <table:table-cell table:formula="of:=100*(1-[.H377]/0.691588785046729)" office:value-type="float" office:value="-0.0965250965250908" calcext:value-type="float">
            <text:p>-0.096525096525091</text:p>
          </table:table-cell>
          <table:table-cell table:number-columns-repeated="101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8" calcext:value-type="float">
            <text:p>1648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8736964" calcext:value-type="float">
            <text:p>8736964</text:p>
          </table:table-cell>
          <table:table-cell table:formula="of:=100*(1-[.H378]/0.91154873164219)" office:value-type="float" office:value="-0.10984987184175" calcext:value-type="float">
            <text:p>-0.10984987184175</text:p>
          </table:table-cell>
          <table:table-cell table:number-columns-repeated="101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77" calcext:value-type="float">
            <text:p>1677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9687695" calcext:value-type="float">
            <text:p>9687695</text:p>
          </table:table-cell>
          <table:table-cell table:formula="of:=100*(1-[.H379]/0.91154873164219)" office:value-type="float" office:value="-0.10984987184175" calcext:value-type="float">
            <text:p>-0.10984987184175</text:p>
          </table:table-cell>
          <table:table-cell table:number-columns-repeated="101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3" calcext:value-type="float">
            <text:p>1643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7058949" calcext:value-type="float">
            <text:p>7058949</text:p>
          </table:table-cell>
          <table:table-cell table:formula="of:=100*(1-[.H380]/0.91154873164219)" office:value-type="float" office:value="-0.10984987184175" calcext:value-type="float">
            <text:p>-0.10984987184175</text:p>
          </table:table-cell>
          <table:table-cell table:number-columns-repeated="10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4" calcext:value-type="float">
            <text:p>1644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8229011" calcext:value-type="float">
            <text:p>8229011</text:p>
          </table:table-cell>
          <table:table-cell table:formula="of:=100*(1-[.H381]/0.91154873164219)" office:value-type="float" office:value="-0.10984987184175" calcext:value-type="float">
            <text:p>-0.109849871841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9" calcext:value-type="float">
            <text:p>2599</text:p>
          </table:table-cell>
          <table:table-cell office:value-type="float" office:value="0.85781041388518" calcext:value-type="float">
            <text:p>0.85781041388518</text:p>
          </table:table-cell>
          <table:table-cell office:value-type="float" office:value="2893323" calcext:value-type="float">
            <text:p>2893323</text:p>
          </table:table-cell>
          <table:table-cell table:formula="of:=100*(1-[.H382]/0.856809078771695)" office:value-type="float" office:value="-0.116867939228693" calcext:value-type="float">
            <text:p>-0.116867939228693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7" calcext:value-type="float">
            <text:p>2597</text:p>
          </table:table-cell>
          <table:table-cell office:value-type="float" office:value="0.85781041388518" calcext:value-type="float">
            <text:p>0.85781041388518</text:p>
          </table:table-cell>
          <table:table-cell office:value-type="float" office:value="3557870" calcext:value-type="float">
            <text:p>3557870</text:p>
          </table:table-cell>
          <table:table-cell table:formula="of:=100*(1-[.H383]/0.856809078771695)" office:value-type="float" office:value="-0.116867939228693" calcext:value-type="float">
            <text:p>-0.11686793922869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42" calcext:value-type="float">
            <text:p>2742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98933" calcext:value-type="float">
            <text:p>98933</text:p>
          </table:table-cell>
          <table:table-cell table:formula="of:=100*(1-[.H384]/0.844125500667557)" office:value-type="float" office:value="-0.118623962040298" calcext:value-type="float">
            <text:p>-0.118623962040298</text:p>
          </table:table-cell>
          <table:table-cell table:number-columns-repeated="101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1" calcext:value-type="float">
            <text:p>4711</text:p>
          </table:table-cell>
          <table:table-cell office:value-type="float" office:value="0.692590120160214" calcext:value-type="float">
            <text:p>0.692590120160214</text:p>
          </table:table-cell>
          <table:table-cell office:value-type="float" office:value="1259448" calcext:value-type="float">
            <text:p>1259448</text:p>
          </table:table-cell>
          <table:table-cell table:formula="of:=100*(1-[.H385]/0.691588785046729)" office:value-type="float" office:value="-0.144787644787692" calcext:value-type="float">
            <text:p>-0.144787644787692</text:p>
          </table:table-cell>
          <table:table-cell table:number-columns-repeated="101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5" calcext:value-type="float">
            <text:p>1645</text:p>
          </table:table-cell>
          <table:table-cell office:value-type="float" office:value="0.912883845126836" calcext:value-type="float">
            <text:p>0.912883845126836</text:p>
          </table:table-cell>
          <table:table-cell office:value-type="float" office:value="9563597" calcext:value-type="float">
            <text:p>9563597</text:p>
          </table:table-cell>
          <table:table-cell table:formula="of:=100*(1-[.H386]/0.91154873164219)" office:value-type="float" office:value="-0.146466495789088" calcext:value-type="float">
            <text:p>-0.146466495789088</text:p>
          </table:table-cell>
          <table:table-cell table:number-columns-repeated="101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06" calcext:value-type="float">
            <text:p>4906</text:p>
          </table:table-cell>
          <table:table-cell office:value-type="float" office:value="0.66388518024032" calcext:value-type="float">
            <text:p>0.66388518024032</text:p>
          </table:table-cell>
          <table:table-cell office:value-type="float" office:value="3824" calcext:value-type="float">
            <text:p>3824</text:p>
          </table:table-cell>
          <table:table-cell table:formula="of:=100*(1-[.H387]/0.662883845126836)" office:value-type="float" office:value="-0.151057401812582" calcext:value-type="float">
            <text:p>-0.15105740181258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3" calcext:value-type="float">
            <text:p>2593</text:p>
          </table:table-cell>
          <table:table-cell office:value-type="float" office:value="0.858144192256342" calcext:value-type="float">
            <text:p>0.858144192256342</text:p>
          </table:table-cell>
          <table:table-cell office:value-type="float" office:value="2528726" calcext:value-type="float">
            <text:p>2528726</text:p>
          </table:table-cell>
          <table:table-cell table:formula="of:=100*(1-[.H388]/0.856809078771695)" office:value-type="float" office:value="-0.155823918971665" calcext:value-type="float">
            <text:p>-0.15582391897166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57" calcext:value-type="float">
            <text:p>2657</text:p>
          </table:table-cell>
          <table:table-cell office:value-type="float" office:value="0.846461949265688" calcext:value-type="float">
            <text:p>0.846461949265688</text:p>
          </table:table-cell>
          <table:table-cell office:value-type="float" office:value="7098" calcext:value-type="float">
            <text:p>7098</text:p>
          </table:table-cell>
          <table:table-cell table:formula="of:=100*(1-[.H389]/0.845126835781041)" office:value-type="float" office:value="-0.157977883096461" calcext:value-type="float">
            <text:p>-0.157977883096461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31" calcext:value-type="float">
            <text:p>2731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127286" calcext:value-type="float">
            <text:p>127286</text:p>
          </table:table-cell>
          <table:table-cell table:formula="of:=100*(1-[.H390]/0.844125500667557)" office:value-type="float" office:value="-0.158165282720413" calcext:value-type="float">
            <text:p>-0.1581652827204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49" calcext:value-type="float">
            <text:p>1649</text:p>
          </table:table-cell>
          <table:table-cell office:value-type="float" office:value="0.913217623497997" calcext:value-type="float">
            <text:p>0.913217623497997</text:p>
          </table:table-cell>
          <table:table-cell office:value-type="float" office:value="7613880" calcext:value-type="float">
            <text:p>7613880</text:p>
          </table:table-cell>
          <table:table-cell table:formula="of:=100*(1-[.H391]/0.91154873164219)" office:value-type="float" office:value="-0.183083119736294" calcext:value-type="float">
            <text:p>-0.183083119736294</text:p>
          </table:table-cell>
          <table:table-cell table:number-columns-repeated="101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3" calcext:value-type="float">
            <text:p>4703</text:p>
          </table:table-cell>
          <table:table-cell office:value-type="float" office:value="0.692923898531375" calcext:value-type="float">
            <text:p>0.692923898531375</text:p>
          </table:table-cell>
          <table:table-cell office:value-type="float" office:value="1205458" calcext:value-type="float">
            <text:p>1205458</text:p>
          </table:table-cell>
          <table:table-cell table:formula="of:=100*(1-[.H392]/0.691588785046729)" office:value-type="float" office:value="-0.193050193050159" calcext:value-type="float">
            <text:p>-0.193050193050159</text:p>
          </table:table-cell>
          <table:table-cell table:number-columns-repeated="101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2" calcext:value-type="float">
            <text:p>4712</text:p>
          </table:table-cell>
          <table:table-cell office:value-type="float" office:value="0.692923898531375" calcext:value-type="float">
            <text:p>0.692923898531375</text:p>
          </table:table-cell>
          <table:table-cell office:value-type="float" office:value="1360381" calcext:value-type="float">
            <text:p>1360381</text:p>
          </table:table-cell>
          <table:table-cell table:formula="of:=100*(1-[.H393]/0.691588785046729)" office:value-type="float" office:value="-0.193050193050159" calcext:value-type="float">
            <text:p>-0.19305019305015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48" calcext:value-type="float">
            <text:p>4748</text:p>
          </table:table-cell>
          <table:table-cell office:value-type="float" office:value="0.692923898531375" calcext:value-type="float">
            <text:p>0.692923898531375</text:p>
          </table:table-cell>
          <table:table-cell office:value-type="float" office:value="1372665" calcext:value-type="float">
            <text:p>1372665</text:p>
          </table:table-cell>
          <table:table-cell table:formula="of:=100*(1-[.H394]/0.691588785046729)" office:value-type="float" office:value="-0.193050193050159" calcext:value-type="float">
            <text:p>-0.193050193050159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09" calcext:value-type="float">
            <text:p>2609</text:p>
          </table:table-cell>
          <table:table-cell office:value-type="float" office:value="0.858477970627503" calcext:value-type="float">
            <text:p>0.858477970627503</text:p>
          </table:table-cell>
          <table:table-cell office:value-type="float" office:value="3439032" calcext:value-type="float">
            <text:p>3439032</text:p>
          </table:table-cell>
          <table:table-cell table:formula="of:=100*(1-[.H395]/0.856809078771695)" office:value-type="float" office:value="-0.194779898714481" calcext:value-type="float">
            <text:p>-0.19477989871448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2649" calcext:value-type="float">
            <text:p>2649</text:p>
          </table:table-cell>
          <table:table-cell office:value-type="float" office:value="0.846795727636849" calcext:value-type="float">
            <text:p>0.846795727636849</text:p>
          </table:table-cell>
          <table:table-cell office:value-type="float" office:value="5705" calcext:value-type="float">
            <text:p>5705</text:p>
          </table:table-cell>
          <table:table-cell table:formula="of:=100*(1-[.H396]/0.845126835781041)" office:value-type="float" office:value="-0.197472353870487" calcext:value-type="float">
            <text:p>-0.197472353870487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96" calcext:value-type="float">
            <text:p>2596</text:p>
          </table:table-cell>
          <table:table-cell office:value-type="float" office:value="0.858811748998665" calcext:value-type="float">
            <text:p>0.858811748998665</text:p>
          </table:table-cell>
          <table:table-cell office:value-type="float" office:value="2650961" calcext:value-type="float">
            <text:p>2650961</text:p>
          </table:table-cell>
          <table:table-cell table:formula="of:=100*(1-[.H397]/0.856809078771695)" office:value-type="float" office:value="-0.233735878457431" calcext:value-type="float">
            <text:p>-0.233735878457431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32" calcext:value-type="float">
            <text:p>4732</text:p>
          </table:table-cell>
          <table:table-cell office:value-type="float" office:value="0.69392523364486" calcext:value-type="float">
            <text:p>0.69392523364486</text:p>
          </table:table-cell>
          <table:table-cell office:value-type="float" office:value="1113603" calcext:value-type="float">
            <text:p>1113603</text:p>
          </table:table-cell>
          <table:table-cell table:formula="of:=100*(1-[.H398]/0.691588785046729)" office:value-type="float" office:value="-0.337837837837851" calcext:value-type="float">
            <text:p>-0.337837837837851</text:p>
          </table:table-cell>
          <table:table-cell table:number-columns-repeated="101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16" calcext:value-type="float">
            <text:p>4716</text:p>
          </table:table-cell>
          <table:table-cell office:value-type="float" office:value="0.69392523364486" calcext:value-type="float">
            <text:p>0.69392523364486</text:p>
          </table:table-cell>
          <table:table-cell office:value-type="float" office:value="1331222" calcext:value-type="float">
            <text:p>1331222</text:p>
          </table:table-cell>
          <table:table-cell table:formula="of:=100*(1-[.H399]/0.691588785046729)" office:value-type="float" office:value="-0.337837837837851" calcext:value-type="float">
            <text:p>-0.337837837837851</text:p>
          </table:table-cell>
          <table:table-cell table:number-columns-repeated="101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06" calcext:value-type="float">
            <text:p>4706</text:p>
          </table:table-cell>
          <table:table-cell office:value-type="float" office:value="0.694259012016021" calcext:value-type="float">
            <text:p>0.694259012016021</text:p>
          </table:table-cell>
          <table:table-cell office:value-type="float" office:value="1229908" calcext:value-type="float">
            <text:p>1229908</text:p>
          </table:table-cell>
          <table:table-cell table:formula="of:=100*(1-[.H400]/0.691588785046729)" office:value-type="float" office:value="-0.386100386100319" calcext:value-type="float">
            <text:p>-0.386100386100319</text:p>
          </table:table-cell>
          <table:table-cell table:number-columns-repeated="10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22" calcext:value-type="float">
            <text:p>4722</text:p>
          </table:table-cell>
          <table:table-cell office:value-type="float" office:value="0.695260347129506" calcext:value-type="float">
            <text:p>0.695260347129506</text:p>
          </table:table-cell>
          <table:table-cell office:value-type="float" office:value="1357089" calcext:value-type="float">
            <text:p>1357089</text:p>
          </table:table-cell>
          <table:table-cell table:formula="of:=100*(1-[.H401]/0.691588785046729)" office:value-type="float" office:value="-0.53088803088801" calcext:value-type="float">
            <text:p>-0.53088803088801</text:p>
          </table:table-cell>
          <table:table-cell table:number-columns-repeated="1014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_alterations" table:style-name="ta1">
        <table:table-column table:style-name="co10" table:default-cell-style-name="ce19"/>
        <table:table-column table:style-name="co11" table:default-cell-style-name="ce20"/>
        <table:table-column table:style-name="co12" table:default-cell-style-name="ce20"/>
        <table:table-column table:style-name="co13" table:visibility="collapse" table:default-cell-style-name="ce19"/>
        <table:table-column table:style-name="co14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0"/>
        <table:table-column table:style-name="co13" table:default-cell-style-name="Default"/>
        <table:table-column table:style-name="co14" table:default-cell-style-name="Default"/>
        <table:table-column table:style-name="co9" table:number-columns-repeated="1013" table:default-cell-style-name="Default"/>
        <table:table-row table:style-name="ro2">
          <table:table-cell table:style-name="ce18" office:value-type="string" calcext:value-type="string">
            <text:p>excluded n-gram</text:p>
          </table:table-cell>
          <table:table-cell table:style-name="ce18" office:value-type="string" calcext:value-type="string">
            <text:p>n-gram</text:p>
            <text:p>size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string" calcext:value-type="string">
            <text:p>% loss</text:p>
          </table:table-cell>
          <table:table-cell table:style-name="ce21"/>
          <table:table-cell table:style-name="ce18" office:value-type="string" calcext:value-type="string">
            <text:p>excluded n-gram</text:p>
          </table:table-cell>
          <table:table-cell table:style-name="ce18" office:value-type="string" calcext:value-type="string">
            <text:p>n-gram</text:p>
            <text:p>size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string" calcext:value-type="string">
            <text:p>% loss</text:p>
          </table:table-cell>
          <table:table-cell table:style-name="ce21" table:number-columns-repeated="1013"/>
        </table:table-row>
        <table:table-row table:style-name="ro1">
          <table:table-cell office:value-type="string" calcext:value-type="string">
            <text:p>is_a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730974632843792" calcext:value-type="float">
            <text:p>.73</text:p>
          </table:table-cell>
          <table:table-cell table:formula="of:=100*(1-[.D2]/0.901535380507343)" office:value-type="float" office:value="18.9189189189189" calcext:value-type="float">
            <text:p>18.92</text:p>
          </table:table-cell>
          <table:table-cell/>
          <table:table-cell table:style-name="ce19" office:value-type="string" calcext:value-type="string">
            <text:p>NN_VBZ_DT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style-name="ce19" office:value-type="float" office:value="0.815086782376502" calcext:value-type="float">
            <text:p>.82</text:p>
          </table:table-cell>
          <table:table-cell table:style-name="ce19" table:formula="of:=100*(1-[.J2]/0.845126835781041)" office:value-type="float" office:value="3.5545023696682" calcext:value-type="float">
            <text:p>3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_the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850801068090788" calcext:value-type="float">
            <text:p>.85</text:p>
          </table:table-cell>
          <table:table-cell table:formula="of:=100*(1-[.D3]/0.901535380507343)" office:value-type="float" office:value="5.62754535357271" calcext:value-type="float">
            <text:p>5.63</text:p>
          </table:table-cell>
          <table:table-cell/>
          <table:table-cell table:style-name="ce19" office:value-type="string" calcext:value-type="string">
            <text:p>VBZ_DT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.844125500667557" calcext:value-type="float">
            <text:p>.84</text:p>
          </table:table-cell>
          <table:table-cell table:style-name="ce19" table:formula="of:=100*(1-[.J3]/0.871161548731642)" office:value-type="float" office:value="3.10344827586205" calcext:value-type="float">
            <text:p>3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_an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865153538050734" calcext:value-type="float">
            <text:p>.87</text:p>
          </table:table-cell>
          <table:table-cell table:formula="of:=100*(1-[.D4]/0.901535380507343)" office:value-type="float" office:value="4.0355423917068" calcext:value-type="float">
            <text:p>4.04</text:p>
          </table:table-cell>
          <table:table-cell/>
          <table:table-cell table:style-name="ce19" office:value-type="string" calcext:value-type="string">
            <text:p>VB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.836448598130841" calcext:value-type="float">
            <text:p>.84</text:p>
          </table:table-cell>
          <table:table-cell table:style-name="ce19" table:formula="of:=100*(1-[.J4]/0.856809078771695)" office:value-type="float" office:value="2.37631476431628" calcext:value-type="float">
            <text:p>2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78170894526035" calcext:value-type="float">
            <text:p>.88</text:p>
          </table:table-cell>
          <table:table-cell table:formula="of:=100*(1-[.D5]/0.91154873164219)" office:value-type="float" office:value="3.66166239472722" calcext:value-type="float">
            <text:p>3.66</text:p>
          </table:table-cell>
          <table:table-cell/>
          <table:table-cell table:style-name="ce19" office:value-type="string" calcext:value-type="string">
            <text:p>JJ_NN_IN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style-name="ce19" office:value-type="float" office:value="0.825100133511348" calcext:value-type="float">
            <text:p>.83</text:p>
          </table:table-cell>
          <table:table-cell table:style-name="ce19" table:formula="of:=100*(1-[.J5]/0.845126835781041)" office:value-type="float" office:value="2.36966824644551" calcext:value-type="float">
            <text:p>2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the</text:p>
          </table:table-cell>
          <table:table-cell office:value-type="string" calcext:value-type="string">
            <text:p>2*</text:p>
          </table:table-cell>
          <table:table-cell office:value-type="float" office:value="1000" calcext:value-type="float">
            <text:p>1000</text:p>
          </table:table-cell>
          <table:table-cell office:value-type="float" office:value="0.672563417890521" calcext:value-type="float">
            <text:p>.67</text:p>
          </table:table-cell>
          <table:table-cell table:formula="of:=100*(1-[.D6]/0.691588785046729)" office:value-type="float" office:value="2.7509652509652" calcext:value-type="float">
            <text:p>2.75</text:p>
          </table:table-cell>
          <table:table-cell/>
          <table:table-cell table:style-name="ce19" office:value-type="string" calcext:value-type="string">
            <text:p>RB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.839118825100134" calcext:value-type="float">
            <text:p>.84</text:p>
          </table:table-cell>
          <table:table-cell table:style-name="ce19" table:formula="of:=100*(1-[.J6]/0.856809078771695)" office:value-type="float" office:value="2.06466692637308" calcext:value-type="float">
            <text:p>2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greek_mytholog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45527369826435" calcext:value-type="float">
            <text:p>.65</text:p>
          </table:table-cell>
          <table:table-cell table:formula="of:=100*(1-[.D7]/0.662883845126836)" office:value-type="float" office:value="2.61832829808667" calcext:value-type="float">
            <text:p>2.62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lso_known_a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48531375166889" calcext:value-type="float">
            <text:p>.65</text:p>
          </table:table-cell>
          <table:table-cell table:formula="of:=100*(1-[.D8]/0.662883845126836)" office:value-type="float" office:value="2.1651560926486" calcext:value-type="float">
            <text:p>2.1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5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"/>
          <table:table-cell table:number-columns-repeated="1015"/>
        </table:table-row>
      </table:table>
      <table:named-expressions/>
      <table:database-ranges>
        <table:database-range table:name="__Anonymous_Sheet_DB__0" table:target-range-address="results.A1:results.J401" table:display-filter-buttons="true">
          <table:filter>
            <table:filter-and>
              <table:filter-condition table:field-number="1" table:value="pos" table:operator="="/>
            </table:filter-and>
          </table:filter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legreya Sans" svg:font-family="'alegrey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3" loext:min-decimal-places="3" number:min-integer-digits="0"/>
    </number:number-style>
    <number:number-style style:name="N124">
      <number:number number:decimal-places="2" loext:min-decimal-places="2" number:min-integer-digits="0"/>
    </number:number-style>
    <number:number-style style:name="N125">
      <number:number number:decimal-places="0" loext:min-decimal-places="0" number:min-integer-digits="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20:13:40.677616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21:49:53.083020350</dc:date>
    <meta:editing-duration>PT5H8M</meta:editing-duration>
    <meta:editing-cycles>18</meta:editing-cycles>
    <meta:generator>LibreOffice/6.0.3.2$Linux_X86_64 LibreOffice_project/00m0$Build-2</meta:generator>
    <meta:document-statistic meta:table-count="2" meta:cell-count="4080" meta:object-count="0"/>
  </office:meta>
</office:document-meta>
</file>